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arial" svg:font-family="arial" style:font-family-generic="swiss"/>
    <style:font-face style:name="Calibri" svg:font-family="Calibri" style:font-family-generic="roman" style:font-pitch="variable"/>
    <style:font-face style:name="Consolas" svg:font-family="Consolas" style:font-family-generic="roman" style:font-pitch="variable"/>
    <style:font-face style:name="Rockwell" svg:font-family="Rockwel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au3" style:family="table">
      <style:table-properties style:width="6.2681in" table:align="margins" fo:background-color="transparent" style:writing-mode="lr-tb">
        <style:background-image/>
      </style:table-properties>
    </style:style>
    <style:style style:name="Tableau3.A" style:family="table-column">
      <style:table-column-properties style:column-width="3.3104in" style:rel-column-width="34611*"/>
    </style:style>
    <style:style style:name="Tableau3.B" style:family="table-column">
      <style:table-column-properties style:column-width="2.6736in" style:rel-column-width="27953*"/>
    </style:style>
    <style:style style:name="Tableau3.C" style:family="table-column">
      <style:table-column-properties style:column-width="0.284in" style:rel-column-width="2971*"/>
    </style:style>
    <style:style style:name="Tableau3.A1" style:family="table-cell">
      <style:table-cell-properties style:vertical-align="middle" fo:padding="0.0382in" fo:border-left="0.05pt solid #ffffff" fo:border-right="none" fo:border-top="0.05pt solid #ffffff" fo:border-bottom="0.05pt solid #ffffff"/>
    </style:style>
    <style:style style:name="Tableau3.C1" style:family="table-cell">
      <style:table-cell-properties fo:padding="0.0382in" fo:border="0.05pt solid #ffffff"/>
    </style:style>
    <style:style style:name="Tableau3.2" style:family="table-row">
      <style:table-row-properties style:min-row-height="0.3653in"/>
    </style:style>
    <style:style style:name="Tableau3.B2" style:family="table-cell">
      <style:table-cell-properties style:vertical-align="middle" fo:padding="0.0382in" fo:border-left="0.05pt solid #ffffff" fo:border-right="none" fo:border-top="none" fo:border-bottom="0.05pt solid #ffffff"/>
    </style:style>
    <style:style style:name="Tableau3.C2" style:family="table-cell">
      <style:table-cell-properties fo:padding="0.0382in" fo:border-left="0.05pt solid #ffffff" fo:border-right="0.05pt solid #ffffff" fo:border-top="none" fo:border-bottom="0.05pt solid #ffffff"/>
    </style:style>
    <style:style style:name="Tableau3.C3" style:family="table-cell">
      <style:table-cell-properties fo:padding="0.0382in" fo:border-left="0.05pt solid #ffffff" fo:border-right="0.05pt solid #ffffff" fo:border-top="none" fo:border-bottom="0.05pt solid #ffffff"/>
    </style:style>
    <style:style style:name="Tableau3.4" style:family="table-row">
      <style:table-row-properties style:min-row-height="0.3563in" fo:background-color="transparent">
        <style:background-image/>
      </style:table-row-properties>
    </style:style>
    <style:style style:name="Tableau3.C4" style:family="table-cell">
      <style:table-cell-properties fo:padding="0.0382in" fo:border-left="0.05pt solid #ffffff" fo:border-right="0.05pt solid #ffffff" fo:border-top="none" fo:border-bottom="0.05pt solid #ffffff"/>
    </style:style>
    <style:style style:name="P1" style:family="paragraph" style:parent-style-name="Footer">
      <style:text-properties style:language-complex="fr" style:country-complex="FR"/>
    </style:style>
    <style:style style:name="P2" style:family="paragraph" style:parent-style-name="Coordonnées">
      <style:text-properties style:font-name="Arial" officeooo:rsid="001e5dd4" officeooo:paragraph-rsid="001e5dd4" style:language-complex="fr" style:country-complex="FR"/>
    </style:style>
    <style:style style:name="P3" style:family="paragraph" style:parent-style-name="Coordonnées">
      <style:text-properties style:font-name="Arial" officeooo:paragraph-rsid="002cf919"/>
    </style:style>
    <style:style style:name="P4" style:family="paragraph" style:parent-style-name="Heading_20_1">
      <style:text-properties fo:color="#262626" style:font-name="Arial" fo:font-size="16pt" fo:font-weight="bold" officeooo:rsid="001d85aa" officeooo:paragraph-rsid="001d85aa" style:font-size-asian="16pt" style:font-weight-asian="bold" style:font-size-complex="16pt" style:language-complex="fr" style:country-complex="FR"/>
    </style:style>
    <style:style style:name="P5" style:family="paragraph" style:parent-style-name="Heading_20_1">
      <style:text-properties fo:color="#262626" style:font-name="Arial" fo:font-size="16pt" fo:font-weight="bold" officeooo:rsid="00287708" officeooo:paragraph-rsid="00287708" style:font-size-asian="16pt" style:font-weight-asian="bold" style:font-size-complex="16pt" style:language-complex="fr" style:country-complex="FR"/>
    </style:style>
    <style:style style:name="P6" style:family="paragraph" style:parent-style-name="Heading_20_1">
      <style:text-properties style:font-name="Arial" fo:font-size="16pt" style:font-size-asian="16pt" style:font-size-complex="16pt"/>
    </style:style>
    <style:style style:name="P7" style:family="paragraph" style:parent-style-name="Heading_20_2">
      <style:text-properties officeooo:paragraph-rsid="001f1d67"/>
    </style:style>
    <style:style style:name="P8" style:family="paragraph" style:parent-style-name="Heading_20_2">
      <style:text-properties officeooo:paragraph-rsid="002f43ec"/>
    </style:style>
    <style:style style:name="P9" style:family="paragraph" style:parent-style-name="Heading_20_3">
      <style:text-properties fo:text-transform="uppercase" style:font-name="Arial" officeooo:rsid="001f1d67" officeooo:paragraph-rsid="001f1d67" style:font-size-complex="12pt" style:language-complex="fr" style:country-complex="FR"/>
    </style:style>
    <style:style style:name="P10" style:family="paragraph" style:parent-style-name="Heading_20_3">
      <style:text-properties style:font-name="Arial" officeooo:paragraph-rsid="001f1d67"/>
    </style:style>
    <style:style style:name="P11" style:family="paragraph" style:parent-style-name="Standard">
      <style:text-properties fo:color="#262626" style:font-name="Arial" fo:font-size="11pt" fo:font-weight="normal" officeooo:rsid="001d85aa" officeooo:paragraph-rsid="0021506c" style:font-size-asian="11pt" style:font-weight-asian="normal" style:font-size-complex="11pt" style:language-complex="fr" style:country-complex="FR" style:font-weight-complex="normal"/>
    </style:style>
    <style:style style:name="P12" style:family="paragraph" style:parent-style-name="Standard">
      <style:text-properties officeooo:rsid="0024a0df" officeooo:paragraph-rsid="0024a0df"/>
    </style:style>
    <style:style style:name="P13" style:family="paragraph" style:parent-style-name="Standard">
      <style:text-properties style:font-name="Arial"/>
    </style:style>
    <style:style style:name="P14" style:family="paragraph" style:parent-style-name="Standard">
      <style:text-properties style:font-name="Arial" officeooo:paragraph-rsid="002028c8"/>
    </style:style>
    <style:style style:name="P15" style:family="paragraph" style:parent-style-name="Standard">
      <style:text-properties style:font-name="Arial" officeooo:paragraph-rsid="002cf919"/>
    </style:style>
    <style:style style:name="P16" style:family="paragraph" style:parent-style-name="Standard">
      <style:text-properties style:font-name="Arial" officeooo:rsid="0021506c" style:language-complex="fr" style:country-complex="FR"/>
    </style:style>
    <style:style style:name="P17" style:family="paragraph" style:parent-style-name="Standard">
      <style:text-properties style:font-name="Arial" officeooo:rsid="0021506c" officeooo:paragraph-rsid="002028c8" style:language-complex="fr" style:country-complex="FR"/>
    </style:style>
    <style:style style:name="P18" style:family="paragraph" style:parent-style-name="Standard">
      <style:text-properties style:font-name="Arial" officeooo:rsid="002261db" officeooo:paragraph-rsid="0021506c" style:language-complex="fr" style:country-complex="FR"/>
    </style:style>
    <style:style style:name="P19" style:family="paragraph" style:parent-style-name="Standard">
      <style:text-properties officeooo:paragraph-rsid="0024a0df"/>
    </style:style>
    <style:style style:name="P20" style:family="paragraph" style:parent-style-name="Standard">
      <style:text-properties officeooo:rsid="00287708" officeooo:paragraph-rsid="00287708"/>
    </style:style>
    <style:style style:name="P21" style:family="paragraph" style:parent-style-name="Standard">
      <style:text-properties officeooo:rsid="002bdf07" officeooo:paragraph-rsid="002bdf07"/>
    </style:style>
    <style:style style:name="P22" style:family="paragraph" style:parent-style-name="Standard">
      <style:text-properties officeooo:paragraph-rsid="0029d4c7"/>
    </style:style>
    <style:style style:name="P23" style:family="paragraph" style:parent-style-name="Standard">
      <style:text-properties officeooo:paragraph-rsid="002cdebd"/>
    </style:style>
    <style:style style:name="P24" style:family="paragraph" style:parent-style-name="Standard">
      <style:text-properties officeooo:paragraph-rsid="002cf919"/>
    </style:style>
    <style:style style:name="P25" style:family="paragraph" style:parent-style-name="Text_20_body">
      <style:paragraph-properties fo:text-align="end" style:justify-single-word="false"/>
      <style:text-properties style:font-name="Arial" fo:font-weight="normal" officeooo:rsid="0012aee8" officeooo:paragraph-rsid="002cf919" style:font-weight-asian="normal" style:language-complex="fr" style:country-complex="FR" style:font-weight-complex="normal"/>
    </style:style>
    <style:style style:name="P26" style:family="paragraph" style:parent-style-name="Title">
      <style:text-properties fo:color="#262626" style:font-name="Arial" fo:font-size="35pt" fo:font-weight="bold" officeooo:rsid="001d85aa" officeooo:paragraph-rsid="00384911" style:letter-kerning="true" style:font-size-asian="35pt" style:font-weight-asian="bold" style:font-size-complex="28pt" style:language-complex="fr" style:country-complex="FR"/>
    </style:style>
    <style:style style:name="P27" style:family="paragraph" style:parent-style-name="Standard">
      <style:text-properties officeooo:paragraph-rsid="003f68fb"/>
    </style:style>
    <style:style style:name="P28" style:family="paragraph" style:parent-style-name="Standard">
      <style:text-properties style:font-name="arial" officeooo:paragraph-rsid="003f68fb"/>
    </style:style>
    <style:style style:name="P29" style:family="paragraph" style:parent-style-name="Heading_20_3">
      <style:text-properties officeooo:paragraph-rsid="001f1d67"/>
    </style:style>
    <style:style style:name="P30" style:family="paragraph" style:parent-style-name="Title">
      <style:text-properties fo:color="#262626" style:font-name="Arial" fo:font-size="30pt" fo:font-weight="bold" officeooo:rsid="001d85aa" officeooo:paragraph-rsid="00384911" style:letter-kerning="true" style:font-size-asian="30pt" style:font-weight-asian="bold" style:font-size-complex="30pt" style:language-complex="fr" style:country-complex="FR"/>
    </style:style>
    <style:style style:name="P31" style:family="paragraph" style:parent-style-name="Heading_20_2">
      <style:text-properties officeooo:paragraph-rsid="003bb85b"/>
    </style:style>
    <style:style style:name="P32" style:family="paragraph">
      <loext:graphic-properties draw:fill="solid" draw:fill-color="#007fab"/>
      <style:paragraph-properties fo:text-align="center"/>
      <style:text-properties fo:font-size="18pt"/>
    </style:style>
    <style:style style:name="T1" style:family="text">
      <style:text-properties style:language-complex="fr" style:country-complex="FR"/>
    </style:style>
    <style:style style:name="T2" style:family="text">
      <style:text-properties officeooo:rsid="001d85aa" style:language-complex="fr" style:country-complex="FR"/>
    </style:style>
    <style:style style:name="T3" style:family="text">
      <style:text-properties officeooo:rsid="002028c8" style:language-complex="fr" style:country-complex="FR"/>
    </style:style>
    <style:style style:name="T4" style:family="text">
      <style:text-properties officeooo:rsid="0021506c" style:language-complex="fr" style:country-complex="FR"/>
    </style:style>
    <style:style style:name="T5" style:family="text">
      <style:text-properties officeooo:rsid="0012aee8" style:language-complex="fr" style:country-complex="FR"/>
    </style:style>
    <style:style style:name="T6" style:family="text">
      <style:text-properties officeooo:rsid="00147d48" style:language-complex="fr" style:country-complex="FR"/>
    </style:style>
    <style:style style:name="T7" style:family="text">
      <style:text-properties officeooo:rsid="002cf919" style:language-complex="fr" style:country-complex="FR"/>
    </style:style>
    <style:style style:name="T8" style:family="text">
      <style:text-properties officeooo:rsid="00343b3b" style:language-complex="fr" style:country-complex="FR"/>
    </style:style>
    <style:style style:name="T9" style:family="text">
      <style:text-properties officeooo:rsid="003ac8b6" style:language-complex="fr" style:country-complex="FR"/>
    </style:style>
    <style:style style:name="T10" style:family="text">
      <style:text-properties style:font-name="Arial" fo:font-size="14pt" style:font-size-asian="14pt" style:font-size-complex="14pt" style:language-complex="fr" style:country-complex="FR"/>
    </style:style>
    <style:style style:name="T11" style:family="text">
      <style:text-properties style:font-name="Arial" fo:font-size="14pt" officeooo:rsid="00251e0d" style:font-size-asian="14pt" style:font-size-complex="14pt" style:language-complex="fr" style:country-complex="FR"/>
    </style:style>
    <style:style style:name="T12" style:family="text">
      <style:text-properties style:font-name="Arial" fo:font-size="14pt" officeooo:rsid="003bb85b" style:font-size-asian="14pt" style:font-size-complex="14pt" style:language-complex="fr" style:country-complex="FR"/>
    </style:style>
    <style:style style:name="T13" style:family="text">
      <style:text-properties style:font-name="Arial" officeooo:rsid="003f68fb" style:language-complex="fr" style:country-complex="FR"/>
    </style:style>
    <style:style style:name="T14" style:family="text">
      <style:text-properties fo:text-transform="uppercase" officeooo:rsid="001f1d67" style:font-size-complex="12pt" style:language-complex="fr" style:country-complex="FR"/>
    </style:style>
    <style:style style:name="T15" style:family="text">
      <style:text-properties fo:text-transform="uppercase" officeooo:rsid="001f5b65" style:font-size-complex="12pt" style:language-complex="fr" style:country-complex="FR"/>
    </style:style>
    <style:style style:name="T16" style:family="text">
      <style:text-properties fo:text-transform="uppercase" officeooo:rsid="003f68fb" style:font-size-complex="12pt" style:language-complex="fr" style:country-complex="FR"/>
    </style:style>
    <style:style style:name="T17" style:family="text">
      <style:text-properties fo:text-transform="uppercase" style:font-name="Arial" officeooo:rsid="001f1d67" style:font-size-complex="12pt" style:language-complex="fr" style:country-complex="FR"/>
    </style:style>
    <style:style style:name="T18" style:family="text">
      <style:text-properties fo:text-transform="uppercase" style:font-name="Arial" officeooo:rsid="003f68fb" style:font-name-asian="Calibri1" style:font-name-complex="DejaVu Sans" style:font-size-complex="12pt" style:language-complex="fr" style:country-complex="FR"/>
    </style:style>
    <style:style style:name="T19" style:family="text">
      <style:text-properties fo:color="#007fab" style:font-name="Arial" fo:font-size="14pt" fo:font-weight="bold" officeooo:rsid="001f5b65" style:font-size-asian="14pt" style:font-weight-asian="bold" style:font-size-complex="14pt" style:language-complex="fr" style:country-complex="FR"/>
    </style:style>
    <style:style style:name="T20" style:family="text">
      <style:text-properties fo:color="#007fab" style:font-name="Arial" fo:font-size="14pt" fo:font-weight="bold" officeooo:rsid="003bb85b" style:font-name-asian="Calibri1" style:font-size-asian="14pt" style:font-weight-asian="bold" style:font-name-complex="DejaVu Sans" style:font-size-complex="14pt" style:language-complex="fr" style:country-complex="FR"/>
    </style:style>
    <style:style style:name="T21" style:family="text">
      <style:text-properties fo:color="#007fab" style:font-name="Arial" fo:font-size="14pt" fo:font-weight="bold" officeooo:rsid="003f68fb" style:font-name-asian="Calibri1" style:font-size-asian="14pt" style:font-weight-asian="bold" style:font-name-complex="DejaVu Sans" style:font-size-complex="14pt" style:language-complex="fr" style:country-complex="FR"/>
    </style:style>
    <style:style style:name="T22" style:family="text">
      <style:text-properties fo:color="#595959" style:font-name="Arial" fo:font-size="14pt" fo:font-style="normal" fo:font-weight="normal" officeooo:rsid="001f5b65" style:font-size-asian="14pt" style:font-style-asian="normal" style:font-weight-asian="normal" style:font-size-complex="14pt" style:language-complex="fr" style:country-complex="FR" style:font-style-complex="italic"/>
    </style:style>
    <style:style style:name="T23" style:family="text">
      <style:text-properties fo:color="#595959" style:font-name="Arial" fo:font-size="14pt" fo:font-style="normal" fo:font-weight="normal" officeooo:rsid="0023335f" style:font-size-asian="14pt" style:font-style-asian="normal" style:font-weight-asian="normal" style:font-size-complex="14pt" style:language-complex="fr" style:country-complex="FR" style:font-style-complex="italic"/>
    </style:style>
    <style:style style:name="T24" style:family="text">
      <style:text-properties fo:color="#595959" style:font-name="Arial" fo:font-size="14pt" fo:font-style="normal" fo:font-weight="normal" officeooo:rsid="00251e0d" style:font-size-asian="14pt" style:font-style-asian="normal" style:font-weight-asian="normal" style:font-size-complex="14pt" style:language-complex="fr" style:country-complex="FR" style:font-style-complex="italic"/>
    </style:style>
    <style:style style:name="T25" style:family="text">
      <style:text-properties fo:color="#595959" style:font-name="Arial" fo:font-size="14pt" fo:font-style="normal" fo:font-weight="normal" officeooo:rsid="002daf27" style:font-size-asian="14pt" style:font-style-asian="normal" style:font-weight-asian="normal" style:font-size-complex="14pt" style:language-complex="fr" style:country-complex="FR" style:font-style-complex="italic"/>
    </style:style>
    <style:style style:name="T26" style:family="text">
      <style:text-properties fo:color="#595959" style:font-name="Arial" fo:font-size="14pt" fo:font-style="normal" fo:font-weight="normal" officeooo:rsid="003bb85b" style:font-name-asian="Calibri1" style:font-size-asian="14pt" style:font-style-asian="normal" style:font-weight-asian="normal" style:font-name-complex="DejaVu Sans" style:font-size-complex="14pt" style:language-complex="fr" style:country-complex="FR" style:font-style-complex="italic"/>
    </style:style>
    <style:style style:name="T27" style:family="text">
      <style:text-properties fo:color="#595959" style:font-name="Arial" fo:font-size="14pt" fo:font-style="normal" fo:font-weight="normal" officeooo:rsid="003c34bb" style:font-name-asian="Calibri1" style:font-size-asian="14pt" style:font-style-asian="normal" style:font-weight-asian="normal" style:font-name-complex="DejaVu Sans" style:font-size-complex="14pt" style:language-complex="fr" style:country-complex="FR" style:font-style-complex="italic"/>
    </style:style>
    <style:style style:name="T28" style:family="text">
      <style:text-properties fo:color="#595959" style:font-name="Arial" fo:font-size="14pt" fo:font-style="normal" fo:font-weight="normal" officeooo:rsid="003d8614" style:font-name-asian="Calibri1" style:font-size-asian="14pt" style:font-style-asian="normal" style:font-weight-asian="normal" style:font-name-complex="DejaVu Sans" style:font-size-complex="14pt" style:language-complex="fr" style:country-complex="FR" style:font-style-complex="italic"/>
    </style:style>
    <style:style style:name="T29" style:family="text">
      <style:text-properties officeooo:rsid="002028c8"/>
    </style:style>
    <style:style style:name="T30" style:family="text">
      <style:text-properties officeooo:rsid="0021506c"/>
    </style:style>
    <style:style style:name="T31" style:family="text">
      <style:text-properties officeooo:rsid="0024a0df"/>
    </style:style>
    <style:style style:name="T32" style:family="text">
      <style:text-properties officeooo:rsid="00251e0d"/>
    </style:style>
    <style:style style:name="T33" style:family="text">
      <style:text-properties officeooo:rsid="00270775"/>
    </style:style>
    <style:style style:name="T34" style:family="text">
      <style:text-properties officeooo:rsid="00287708"/>
    </style:style>
    <style:style style:name="T35" style:family="text">
      <style:text-properties officeooo:rsid="0029d4c7"/>
    </style:style>
    <style:style style:name="T36" style:family="text">
      <style:text-properties officeooo:rsid="002b6d69"/>
    </style:style>
    <style:style style:name="T37" style:family="text">
      <style:text-properties officeooo:rsid="002bdf07"/>
    </style:style>
    <style:style style:name="T38" style:family="text">
      <style:text-properties officeooo:rsid="002cdebd"/>
    </style:style>
    <style:style style:name="T39" style:family="text">
      <style:text-properties officeooo:rsid="002cf919"/>
    </style:style>
    <style:style style:name="T40" style:family="text">
      <style:text-properties officeooo:rsid="00339208"/>
    </style:style>
    <style:style style:name="T41" style:family="text">
      <style:text-properties officeooo:rsid="00349754"/>
    </style:style>
    <style:style style:name="T42" style:family="text">
      <style:text-properties officeooo:rsid="003ac8b6"/>
    </style:style>
    <style:style style:name="T43" style:family="text">
      <style:text-properties fo:font-size="30pt" style:font-size-asian="30pt" style:font-size-complex="30pt"/>
    </style:style>
    <style:style style:name="T44" style:family="text">
      <style:text-properties officeooo:rsid="003f68fb"/>
    </style:style>
    <style:style style:name="T45" style:family="text">
      <style:text-properties officeooo:rsid="00407273"/>
    </style:style>
    <style:style style:name="gr1" style:family="graphic">
      <style:graphic-properties draw:stroke="none" svg:stroke-width="0in" draw:stroke-linejoin="round" draw:fill="solid" draw:fill-color="#007fab" draw:textarea-vertical-align="top" draw:auto-grow-height="false" fo:min-height="0.022in" fo:min-width="0in" fo:padding-top="0.0492in" fo:padding-bottom="0.0492in" fo:padding-left="0.0984in" fo:padding-right="0.0984in" fo:wrap-option="wrap" fo:margin-left="0in" fo:margin-right="0.0055in" fo:margin-top="0in" fo:margin-bottom="0.0055in" style:run-through="foreground" style:vertical-pos="from-top" style:horizontal-pos="from-left" style:horizontal-rel="paragraph" draw:wrap-influence-on-position="once-concurrent" loext:allow-overlap="true" style:flow-with-text="false"/>
    </style:style>
    <style:style style:name="gr2" style:family="graphic">
      <style:graphic-properties draw:stroke="none" svg:stroke-width="0in" draw:stroke-linejoin="round" draw:fill="solid" draw:fill-color="#007fab" draw:textarea-vertical-align="top" draw:auto-grow-height="false" fo:min-height="0.002in" fo:min-width="0in" fo:padding-top="0.0492in" fo:padding-bottom="0.0492in" fo:padding-left="0.0984in" fo:padding-right="0.0984in" fo:wrap-option="wrap" fo:margin-left="0in" fo:margin-right="0in" fo:margin-top="0in" fo:margin-bottom="0.0043in"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in" draw:stroke-linejoin="round" draw:fill="solid" draw:fill-color="#007fab" draw:textarea-vertical-align="top" draw:auto-grow-height="false" fo:min-height="0.022in" fo:min-width="0in" fo:padding-top="0.0492in" fo:padding-bottom="0.0492in" fo:padding-left="0.0984in" fo:padding-right="0.0984in" fo:wrap-option="wrap" fo:margin-left="0in" fo:margin-right="0.0055in" fo:margin-top="0in" fo:margin-bottom="0.0055in"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in" draw:stroke-linejoin="round" draw:fill="solid" draw:fill-color="#007fab" draw:textarea-vertical-align="top" draw:auto-grow-height="false" fo:min-height="0.0319in" fo:min-width="0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column table:style-name="Tableau3.C"/>
        <table:table-row table:style-name="TableLine93969871406288">
          <table:table-cell table:style-name="Tableau3.A1" table:number-rows-spanned="4" office:value-type="string">
            <text:p text:style-name="P30">MATHIEU</text:p>
            <text:p text:style-name="P26"><text:span text:style-name="T43">CHAN</text:span> </text:p>
          </table:table-cell>
          <table:table-cell table:style-name="Tableau3.A1" office:value-type="string">
            <text:p text:style-name="P2">27 Allée Jean Philippe Rameau, 77185 Lognes<text:span text:style-name="T40">,</text:span> France</text:p>
          </table:table-cell>
          <table:table-cell table:style-name="Tableau3.C1" office:value-type="string">
            <text:p text:style-name="P15"><draw:custom-shape text:anchor-type="as-char" draw:z-index="0" draw:name="Shape1" draw:style-name="gr4" draw:text-style-name="P32" svg:width="0.1303in" svg:height="0.1303in"><text:p/><draw:enhanced-geometry draw:mirror-horizontal="false" draw:mirror-vertical="false" svg:viewBox="0 0 0 0" drawooo:sub-view-size="2846 2833" draw:text-areas="0 0 ?f118 ?f119" draw:type="ooxml-non-primitive" draw:enhanced-path="M 1418 0 L 1443 3 1468 11 1493 23 1520 39 1547 60 1575 85 1607 115 1642 147 1678 181 1717 218 1757 256 1799 295 1842 337 1886 379 1931 422 1977 467 2024 512 2071 558 2118 603 2165 649 2213 695 2259 741 2306 787 2351 831 2397 875 2440 918 2482 960 2524 1001 2563 1040 2601 1077 2637 1113 2671 1147 2702 1178 2731 1207 2757 1234 2780 1257 2800 1278 2816 1296 2829 1310 2839 1321 2846 1329 2801 1332 2757 1334 2711 1336 2667 1338 2625 1339 2584 1340 2548 1341 2515 1342 2488 1343 2467 1345 2467 1478 2467 1613 2467 2513 2467 2566 2465 2611 2462 2651 2456 2686 2448 2716 2437 2741 2422 2763 2405 2781 2383 2796 2358 2808 2328 2817 2295 2824 2256 2830 2238 2832 2215 2833 2188 2833 2157 2833 2126 2832 2095 2831 2066 2831 2039 2830 2018 2830 1983 2829 1951 2827 1925 2822 1903 2814 1885 2803 1870 2788 1858 2769 1848 2744 1840 2715 1835 2680 1831 2639 1828 2591 1826 2536 1825 2500 1825 2460 1824 2416 1823 2370 1823 2323 1822 2273 1822 2224 1821 2173 1821 2124 1821 2076 1821 2030 1821 1985 1821 1945 1821 1908 1821 1874 1821 1846 1821 1823 1822 1807 1822 1797 1822 1763 1818 1733 1811 1707 1800 1684 1786 1664 1769 1646 1750 1631 1728 1618 1704 1608 1678 1599 1651 1592 1622 1587 1591 1583 1561 1581 1529 1579 1496 1578 1463 1577 1431 1577 1398 1577 1361 1578 1324 1579 1289 1582 1253 1586 1220 1591 1188 1598 1157 1606 1129 1617 1103 1629 1080 1643 1058 1660 1041 1678 1028 1699 1018 1723 1012 1748 1010 1778 1012 1940 1011 2103 1010 2265 1011 2427 1015 2590 1015 2630 1013 2666 1009 2697 1001 2723 990 2746 976 2767 959 2783 936 2796 910 2807 880 2815 845 2822 804 2826 760 2829 600 2829 562 2828 528 2824 496 2817 468 2806 444 2793 423 2776 406 2755 391 2731 380 2703 373 2672 369 2636 368 2596 372 2285 372 1973 371 1662 371 1350 370 1351 362 1351 348 1352 330 1352 308 1352 281 1353 252 1353 222 1353 191 1353 159 1353 129 1352 100 1352 73 1352 48 1352 29 1352 13 1352 4 1352 0 1352 5 1345 14 1334 26 1319 42 1301 61 1280 84 1256 109 1230 137 1199 167 1168 201 1134 236 1097 272 1059 312 1019 352 977 394 934 438 891 482 845 528 800 574 753 621 706 668 660 714 612 762 566 809 518 856 473 901 427 946 383 991 340 1033 297 1076 257 1116 218 1154 180 1191 145 1225 112 1257 81 1287 55 1315 34 1342 18 1367 7 1392 1 1418 0 Z N"><draw:equation draw:name="f0" draw:formula="1493*logwidth/2846"/><draw:equation draw:name="f1" draw:formula="23*logheight/2833"/><draw:equation draw:name="f2" draw:formula="1607*logwidth/2846"/><draw:equation draw:name="f3" draw:formula="115*logheight/2833"/><draw:equation draw:name="f4" draw:formula="1757*logwidth/2846"/><draw:equation draw:name="f5" draw:formula="256*logheight/2833"/><draw:equation draw:name="f6" draw:formula="1931*logwidth/2846"/><draw:equation draw:name="f7" draw:formula="422*logheight/2833"/><draw:equation draw:name="f8" draw:formula="2118*logwidth/2846"/><draw:equation draw:name="f9" draw:formula="603*logheight/2833"/><draw:equation draw:name="f10" draw:formula="2306*logwidth/2846"/><draw:equation draw:name="f11" draw:formula="787*logheight/2833"/><draw:equation draw:name="f12" draw:formula="2482*logwidth/2846"/><draw:equation draw:name="f13" draw:formula="960*logheight/2833"/><draw:equation draw:name="f14" draw:formula="2637*logwidth/2846"/><draw:equation draw:name="f15" draw:formula="1113*logheight/2833"/><draw:equation draw:name="f16" draw:formula="2757*logwidth/2846"/><draw:equation draw:name="f17" draw:formula="1234*logheight/2833"/><draw:equation draw:name="f18" draw:formula="2829*logwidth/2846"/><draw:equation draw:name="f19" draw:formula="1310*logheight/2833"/><draw:equation draw:name="f20" draw:formula="2757*logwidth/2846"/><draw:equation draw:name="f21" draw:formula="1334*logheight/2833"/><draw:equation draw:name="f22" draw:formula="2584*logwidth/2846"/><draw:equation draw:name="f23" draw:formula="1340*logheight/2833"/><draw:equation draw:name="f24" draw:formula="2467*logwidth/2846"/><draw:equation draw:name="f25" draw:formula="1345*logheight/2833"/><draw:equation draw:name="f26" draw:formula="2467*logwidth/2846"/><draw:equation draw:name="f27" draw:formula="2566*logheight/2833"/><draw:equation draw:name="f28" draw:formula="2448*logwidth/2846"/><draw:equation draw:name="f29" draw:formula="2716*logheight/2833"/><draw:equation draw:name="f30" draw:formula="2383*logwidth/2846"/><draw:equation draw:name="f31" draw:formula="2796*logheight/2833"/><draw:equation draw:name="f32" draw:formula="2256*logwidth/2846"/><draw:equation draw:name="f33" draw:formula="2830*logheight/2833"/><draw:equation draw:name="f34" draw:formula="2157*logwidth/2846"/><draw:equation draw:name="f35" draw:formula="2833*logheight/2833"/><draw:equation draw:name="f36" draw:formula="2039*logwidth/2846"/><draw:equation draw:name="f37" draw:formula="2830*logheight/2833"/><draw:equation draw:name="f38" draw:formula="1925*logwidth/2846"/><draw:equation draw:name="f39" draw:formula="2822*logheight/2833"/><draw:equation draw:name="f40" draw:formula="1858*logwidth/2846"/><draw:equation draw:name="f41" draw:formula="2769*logheight/2833"/><draw:equation draw:name="f42" draw:formula="1831*logwidth/2846"/><draw:equation draw:name="f43" draw:formula="2639*logheight/2833"/><draw:equation draw:name="f44" draw:formula="1825*logwidth/2846"/><draw:equation draw:name="f45" draw:formula="2460*logheight/2833"/><draw:equation draw:name="f46" draw:formula="1822*logwidth/2846"/><draw:equation draw:name="f47" draw:formula="2273*logheight/2833"/><draw:equation draw:name="f48" draw:formula="1821*logwidth/2846"/><draw:equation draw:name="f49" draw:formula="2076*logheight/2833"/><draw:equation draw:name="f50" draw:formula="1821*logwidth/2846"/><draw:equation draw:name="f51" draw:formula="1908*logheight/2833"/><draw:equation draw:name="f52" draw:formula="1822*logwidth/2846"/><draw:equation draw:name="f53" draw:formula="1807*logheight/2833"/><draw:equation draw:name="f54" draw:formula="1811*logwidth/2846"/><draw:equation draw:name="f55" draw:formula="1707*logheight/2833"/><draw:equation draw:name="f56" draw:formula="1750*logwidth/2846"/><draw:equation draw:name="f57" draw:formula="1631*logheight/2833"/><draw:equation draw:name="f58" draw:formula="1651*logwidth/2846"/><draw:equation draw:name="f59" draw:formula="1592*logheight/2833"/><draw:equation draw:name="f60" draw:formula="1529*logwidth/2846"/><draw:equation draw:name="f61" draw:formula="1579*logheight/2833"/><draw:equation draw:name="f62" draw:formula="1398*logwidth/2846"/><draw:equation draw:name="f63" draw:formula="1577*logheight/2833"/><draw:equation draw:name="f64" draw:formula="1253*logwidth/2846"/><draw:equation draw:name="f65" draw:formula="1586*logheight/2833"/><draw:equation draw:name="f66" draw:formula="1129*logwidth/2846"/><draw:equation draw:name="f67" draw:formula="1617*logheight/2833"/><draw:equation draw:name="f68" draw:formula="1041*logwidth/2846"/><draw:equation draw:name="f69" draw:formula="1678*logheight/2833"/><draw:equation draw:name="f70" draw:formula="1010*logwidth/2846"/><draw:equation draw:name="f71" draw:formula="1778*logheight/2833"/><draw:equation draw:name="f72" draw:formula="1011*logwidth/2846"/><draw:equation draw:name="f73" draw:formula="2427*logheight/2833"/><draw:equation draw:name="f74" draw:formula="1009*logwidth/2846"/><draw:equation draw:name="f75" draw:formula="2697*logheight/2833"/><draw:equation draw:name="f76" draw:formula="959*logwidth/2846"/><draw:equation draw:name="f77" draw:formula="2783*logheight/2833"/><draw:equation draw:name="f78" draw:formula="845*logwidth/2846"/><draw:equation draw:name="f79" draw:formula="2822*logheight/2833"/><draw:equation draw:name="f80" draw:formula="562*logwidth/2846"/><draw:equation draw:name="f81" draw:formula="2828*logheight/2833"/><draw:equation draw:name="f82" draw:formula="444*logwidth/2846"/><draw:equation draw:name="f83" draw:formula="2793*logheight/2833"/><draw:equation draw:name="f84" draw:formula="380*logwidth/2846"/><draw:equation draw:name="f85" draw:formula="2703*logheight/2833"/><draw:equation draw:name="f86" draw:formula="372*logwidth/2846"/><draw:equation draw:name="f87" draw:formula="2285*logheight/2833"/><draw:equation draw:name="f88" draw:formula="370*logwidth/2846"/><draw:equation draw:name="f89" draw:formula="1351*logheight/2833"/><draw:equation draw:name="f90" draw:formula="308*logwidth/2846"/><draw:equation draw:name="f91" draw:formula="1352*logheight/2833"/><draw:equation draw:name="f92" draw:formula="191*logwidth/2846"/><draw:equation draw:name="f93" draw:formula="1353*logheight/2833"/><draw:equation draw:name="f94" draw:formula="73*logwidth/2846"/><draw:equation draw:name="f95" draw:formula="1352*logheight/2833"/><draw:equation draw:name="f96" draw:formula="4*logwidth/2846"/><draw:equation draw:name="f97" draw:formula="1352*logheight/2833"/><draw:equation draw:name="f98" draw:formula="26*logwidth/2846"/><draw:equation draw:name="f99" draw:formula="1319*logheight/2833"/><draw:equation draw:name="f100" draw:formula="109*logwidth/2846"/><draw:equation draw:name="f101" draw:formula="1230*logheight/2833"/><draw:equation draw:name="f102" draw:formula="236*logwidth/2846"/><draw:equation draw:name="f103" draw:formula="1097*logheight/2833"/><draw:equation draw:name="f104" draw:formula="394*logwidth/2846"/><draw:equation draw:name="f105" draw:formula="934*logheight/2833"/><draw:equation draw:name="f106" draw:formula="574*logwidth/2846"/><draw:equation draw:name="f107" draw:formula="753*logheight/2833"/><draw:equation draw:name="f108" draw:formula="762*logwidth/2846"/><draw:equation draw:name="f109" draw:formula="566*logheight/2833"/><draw:equation draw:name="f110" draw:formula="946*logwidth/2846"/><draw:equation draw:name="f111" draw:formula="383*logheight/2833"/><draw:equation draw:name="f112" draw:formula="1116*logwidth/2846"/><draw:equation draw:name="f113" draw:formula="218*logheight/2833"/><draw:equation draw:name="f114" draw:formula="1257*logwidth/2846"/><draw:equation draw:name="f115" draw:formula="81*logheight/2833"/><draw:equation draw:name="f116" draw:formula="1367*logwidth/2846"/><draw:equation draw:name="f117" draw:formula="7*logheight/2833"/><draw:equation draw:name="f118" draw:formula="logwidth"/><draw:equation draw:name="f119" draw:formula="logheight"/></draw:enhanced-geometry></draw:custom-shape></text:p>
          </table:table-cell>
        </table:table-row>
        <table:table-row table:style-name="Tableau3.2">
          <table:covered-table-cell/>
          <table:table-cell table:style-name="Tableau3.B2" office:value-type="string">
            <text:p text:style-name="P25">mobile : +33 (0)6 48 99 79 82</text:p>
          </table:table-cell>
          <table:table-cell table:style-name="Tableau3.C2" office:value-type="string">
            <text:p text:style-name="P15"><draw:custom-shape text:anchor-type="as-char" draw:z-index="1" draw:name="Shape2" draw:style-name="gr3" draw:text-style-name="P32" svg:width="0.1205in" svg:height="0.1205in"><text:p/><draw:enhanced-geometry draw:mirror-horizontal="false" draw:mirror-vertical="false" svg:viewBox="0 0 0 0" drawooo:sub-view-size="2552 2616" draw:text-areas="0 0 ?f102 ?f103" draw:type="ooxml-non-primitive" draw:enhanced-path="M 410 0 L 443 2 477 11 511 26 545 48 580 77 634 132 688 186 742 241 798 294 829 324 854 356 875 387 890 418 900 449 904 480 901 510 892 540 878 571 857 600 830 629 797 658 758 690 727 723 702 755 683 789 669 823 661 856 659 890 663 925 672 959 687 992 707 1027 731 1060 760 1093 918 1253 1077 1409 1239 1565 1402 1718 1566 1870 1598 1897 1630 1918 1662 1933 1695 1943 1727 1946 1759 1944 1792 1936 1823 1921 1854 1899 1884 1871 1914 1836 1948 1796 1982 1763 2018 1737 2052 1719 2086 1708 2121 1703 2155 1705 2189 1714 2222 1728 2256 1749 2288 1776 2320 1810 2353 1848 2509 2031 2529 2061 2542 2090 2550 2121 2552 2149 2551 2176 2546 2202 2538 2228 2528 2250 2517 2270 2506 2287 2494 2302 2484 2313 2475 2321 2473 2322 2467 2327 2458 2336 2445 2347 2430 2360 2412 2374 2392 2390 2371 2408 2347 2426 2322 2444 2296 2464 2269 2482 2243 2500 2214 2517 2187 2532 2161 2546 2135 2558 2109 2567 2058 2583 2010 2595 1964 2605 1923 2611 1884 2615 1848 2616 1814 2615 1782 2611 1752 2606 1723 2599 1695 2591 1668 2581 1641 2570 1615 2558 1589 2544 1561 2531 1534 2517 1439 2469 1347 2418 1256 2367 1167 2314 1081 2260 997 2203 916 2146 838 2085 762 2024 689 1959 619 1893 551 1823 488 1751 426 1677 369 1600 314 1520 263 1436 214 1351 170 1261 130 1168 92 1072 59 972 29 868 14 801 4 734 0 669 2 606 11 543 23 483 41 423 63 365 91 307 124 252 160 197 201 144 247 92 279 61 311 36 345 18 377 6 410 0 Z N"><draw:equation draw:name="f0" draw:formula="477*logwidth/2552"/><draw:equation draw:name="f1" draw:formula="11*logheight/2616"/><draw:equation draw:name="f2" draw:formula="580*logwidth/2552"/><draw:equation draw:name="f3" draw:formula="77*logheight/2616"/><draw:equation draw:name="f4" draw:formula="742*logwidth/2552"/><draw:equation draw:name="f5" draw:formula="241*logheight/2616"/><draw:equation draw:name="f6" draw:formula="854*logwidth/2552"/><draw:equation draw:name="f7" draw:formula="356*logheight/2616"/><draw:equation draw:name="f8" draw:formula="900*logwidth/2552"/><draw:equation draw:name="f9" draw:formula="449*logheight/2616"/><draw:equation draw:name="f10" draw:formula="892*logwidth/2552"/><draw:equation draw:name="f11" draw:formula="540*logheight/2616"/><draw:equation draw:name="f12" draw:formula="830*logwidth/2552"/><draw:equation draw:name="f13" draw:formula="629*logheight/2616"/><draw:equation draw:name="f14" draw:formula="727*logwidth/2552"/><draw:equation draw:name="f15" draw:formula="723*logheight/2616"/><draw:equation draw:name="f16" draw:formula="669*logwidth/2552"/><draw:equation draw:name="f17" draw:formula="823*logheight/2616"/><draw:equation draw:name="f18" draw:formula="663*logwidth/2552"/><draw:equation draw:name="f19" draw:formula="925*logheight/2616"/><draw:equation draw:name="f20" draw:formula="707*logwidth/2552"/><draw:equation draw:name="f21" draw:formula="1027*logheight/2616"/><draw:equation draw:name="f22" draw:formula="918*logwidth/2552"/><draw:equation draw:name="f23" draw:formula="1253*logheight/2616"/><draw:equation draw:name="f24" draw:formula="1402*logwidth/2552"/><draw:equation draw:name="f25" draw:formula="1718*logheight/2616"/><draw:equation draw:name="f26" draw:formula="1630*logwidth/2552"/><draw:equation draw:name="f27" draw:formula="1918*logheight/2616"/><draw:equation draw:name="f28" draw:formula="1727*logwidth/2552"/><draw:equation draw:name="f29" draw:formula="1946*logheight/2616"/><draw:equation draw:name="f30" draw:formula="1823*logwidth/2552"/><draw:equation draw:name="f31" draw:formula="1921*logheight/2616"/><draw:equation draw:name="f32" draw:formula="1914*logwidth/2552"/><draw:equation draw:name="f33" draw:formula="1836*logheight/2616"/><draw:equation draw:name="f34" draw:formula="2018*logwidth/2552"/><draw:equation draw:name="f35" draw:formula="1737*logheight/2616"/><draw:equation draw:name="f36" draw:formula="2121*logwidth/2552"/><draw:equation draw:name="f37" draw:formula="1703*logheight/2616"/><draw:equation draw:name="f38" draw:formula="2222*logwidth/2552"/><draw:equation draw:name="f39" draw:formula="1728*logheight/2616"/><draw:equation draw:name="f40" draw:formula="2320*logwidth/2552"/><draw:equation draw:name="f41" draw:formula="1810*logheight/2616"/><draw:equation draw:name="f42" draw:formula="2529*logwidth/2552"/><draw:equation draw:name="f43" draw:formula="2061*logheight/2616"/><draw:equation draw:name="f44" draw:formula="2552*logwidth/2552"/><draw:equation draw:name="f45" draw:formula="2149*logheight/2616"/><draw:equation draw:name="f46" draw:formula="2538*logwidth/2552"/><draw:equation draw:name="f47" draw:formula="2228*logheight/2616"/><draw:equation draw:name="f48" draw:formula="2506*logwidth/2552"/><draw:equation draw:name="f49" draw:formula="2287*logheight/2616"/><draw:equation draw:name="f50" draw:formula="2475*logwidth/2552"/><draw:equation draw:name="f51" draw:formula="2321*logheight/2616"/><draw:equation draw:name="f52" draw:formula="2458*logwidth/2552"/><draw:equation draw:name="f53" draw:formula="2336*logheight/2616"/><draw:equation draw:name="f54" draw:formula="2412*logwidth/2552"/><draw:equation draw:name="f55" draw:formula="2374*logheight/2616"/><draw:equation draw:name="f56" draw:formula="2347*logwidth/2552"/><draw:equation draw:name="f57" draw:formula="2426*logheight/2616"/><draw:equation draw:name="f58" draw:formula="2269*logwidth/2552"/><draw:equation draw:name="f59" draw:formula="2482*logheight/2616"/><draw:equation draw:name="f60" draw:formula="2187*logwidth/2552"/><draw:equation draw:name="f61" draw:formula="2532*logheight/2616"/><draw:equation draw:name="f62" draw:formula="2109*logwidth/2552"/><draw:equation draw:name="f63" draw:formula="2567*logheight/2616"/><draw:equation draw:name="f64" draw:formula="1964*logwidth/2552"/><draw:equation draw:name="f65" draw:formula="2605*logheight/2616"/><draw:equation draw:name="f66" draw:formula="1848*logwidth/2552"/><draw:equation draw:name="f67" draw:formula="2616*logheight/2616"/><draw:equation draw:name="f68" draw:formula="1752*logwidth/2552"/><draw:equation draw:name="f69" draw:formula="2606*logheight/2616"/><draw:equation draw:name="f70" draw:formula="1668*logwidth/2552"/><draw:equation draw:name="f71" draw:formula="2581*logheight/2616"/><draw:equation draw:name="f72" draw:formula="1589*logwidth/2552"/><draw:equation draw:name="f73" draw:formula="2544*logheight/2616"/><draw:equation draw:name="f74" draw:formula="1439*logwidth/2552"/><draw:equation draw:name="f75" draw:formula="2469*logheight/2616"/><draw:equation draw:name="f76" draw:formula="1167*logwidth/2552"/><draw:equation draw:name="f77" draw:formula="2314*logheight/2616"/><draw:equation draw:name="f78" draw:formula="916*logwidth/2552"/><draw:equation draw:name="f79" draw:formula="2146*logheight/2616"/><draw:equation draw:name="f80" draw:formula="689*logwidth/2552"/><draw:equation draw:name="f81" draw:formula="1959*logheight/2616"/><draw:equation draw:name="f82" draw:formula="488*logwidth/2552"/><draw:equation draw:name="f83" draw:formula="1751*logheight/2616"/><draw:equation draw:name="f84" draw:formula="314*logwidth/2552"/><draw:equation draw:name="f85" draw:formula="1520*logheight/2616"/><draw:equation draw:name="f86" draw:formula="170*logwidth/2552"/><draw:equation draw:name="f87" draw:formula="1261*logheight/2616"/><draw:equation draw:name="f88" draw:formula="59*logwidth/2552"/><draw:equation draw:name="f89" draw:formula="972*logheight/2616"/><draw:equation draw:name="f90" draw:formula="4*logwidth/2552"/><draw:equation draw:name="f91" draw:formula="734*logheight/2616"/><draw:equation draw:name="f92" draw:formula="11*logwidth/2552"/><draw:equation draw:name="f93" draw:formula="543*logheight/2616"/><draw:equation draw:name="f94" draw:formula="63*logwidth/2552"/><draw:equation draw:name="f95" draw:formula="365*logheight/2616"/><draw:equation draw:name="f96" draw:formula="160*logwidth/2552"/><draw:equation draw:name="f97" draw:formula="197*logheight/2616"/><draw:equation draw:name="f98" draw:formula="279*logwidth/2552"/><draw:equation draw:name="f99" draw:formula="61*logheight/2616"/><draw:equation draw:name="f100" draw:formula="377*logwidth/2552"/><draw:equation draw:name="f101" draw:formula="6*logheight/2616"/><draw:equation draw:name="f102" draw:formula="logwidth"/><draw:equation draw:name="f103" draw:formula="logheight"/></draw:enhanced-geometry></draw:custom-shape></text:p>
          </table:table-cell>
        </table:table-row>
        <table:table-row table:style-name="TableLine93969870938880">
          <table:covered-table-cell/>
          <table:table-cell table:style-name="Tableau3.B2" office:value-type="string">
            <text:p text:style-name="P2">Mathieu1.chan@gmail.com</text:p>
          </table:table-cell>
          <table:table-cell table:style-name="Tableau3.C3" office:value-type="string">
            <text:p text:style-name="P15"><draw:custom-shape text:anchor-type="as-char" draw:z-index="2" draw:name="Shape3" draw:style-name="gr2" draw:text-style-name="P32" svg:width="0.1504in" svg:height="0.1004in"><text:p/><draw:enhanced-geometry draw:mirror-horizontal="false" draw:mirror-vertical="false" svg:viewBox="0 0 0 0" drawooo:sub-view-size="120 80" draw:text-areas="0 0 ?f42 ?f43" draw:type="ooxml-non-primitive" draw:enhanced-path="M 108 21 L 108 21 60 58 12 21 C 11 20 11 19 12 18 13 16 14 16 16 17 L 60 51 104 17 C 105 16 107 16 108 18 109 19 109 20 108 21 L 108 21 Z M 114 0 L 114 0 6 0 C 3 0 0 3 0 6 L 0 74 C 0 77 3 80 6 80 L 114 80 C 117 80 120 77 120 74 L 120 6 C 120 3 117 0 114 0 Z N"><draw:equation draw:name="f0" draw:formula="108*logwidth/120"/><draw:equation draw:name="f1" draw:formula="21*logheight/80"/><draw:equation draw:name="f2" draw:formula="108*logwidth/120"/><draw:equation draw:name="f3" draw:formula="21*logheight/80"/><draw:equation draw:name="f4" draw:formula="60*logwidth/120"/><draw:equation draw:name="f5" draw:formula="58*logheight/80"/><draw:equation draw:name="f6" draw:formula="12*logwidth/120"/><draw:equation draw:name="f7" draw:formula="21*logheight/80"/><draw:equation draw:name="f8" draw:formula="12*logwidth/120"/><draw:equation draw:name="f9" draw:formula="18*logheight/80"/><draw:equation draw:name="f10" draw:formula="16*logwidth/120"/><draw:equation draw:name="f11" draw:formula="17*logheight/80"/><draw:equation draw:name="f12" draw:formula="60*logwidth/120"/><draw:equation draw:name="f13" draw:formula="51*logheight/80"/><draw:equation draw:name="f14" draw:formula="104*logwidth/120"/><draw:equation draw:name="f15" draw:formula="17*logheight/80"/><draw:equation draw:name="f16" draw:formula="108*logwidth/120"/><draw:equation draw:name="f17" draw:formula="18*logheight/80"/><draw:equation draw:name="f18" draw:formula="108*logwidth/120"/><draw:equation draw:name="f19" draw:formula="21*logheight/80"/><draw:equation draw:name="f20" draw:formula="108*logwidth/120"/><draw:equation draw:name="f21" draw:formula="21*logheight/80"/><draw:equation draw:name="f22" draw:formula="114*logwidth/120"/><draw:equation draw:name="f23" draw:formula="0*logheight/80"/><draw:equation draw:name="f24" draw:formula="114*logwidth/120"/><draw:equation draw:name="f25" draw:formula="0*logheight/80"/><draw:equation draw:name="f26" draw:formula="6*logwidth/120"/><draw:equation draw:name="f27" draw:formula="0*logheight/80"/><draw:equation draw:name="f28" draw:formula="0*logwidth/120"/><draw:equation draw:name="f29" draw:formula="6*logheight/80"/><draw:equation draw:name="f30" draw:formula="0*logwidth/120"/><draw:equation draw:name="f31" draw:formula="74*logheight/80"/><draw:equation draw:name="f32" draw:formula="6*logwidth/120"/><draw:equation draw:name="f33" draw:formula="80*logheight/80"/><draw:equation draw:name="f34" draw:formula="114*logwidth/120"/><draw:equation draw:name="f35" draw:formula="80*logheight/80"/><draw:equation draw:name="f36" draw:formula="120*logwidth/120"/><draw:equation draw:name="f37" draw:formula="74*logheight/80"/><draw:equation draw:name="f38" draw:formula="120*logwidth/120"/><draw:equation draw:name="f39" draw:formula="6*logheight/80"/><draw:equation draw:name="f40" draw:formula="114*logwidth/120"/><draw:equation draw:name="f41" draw:formula="0*logheight/80"/><draw:equation draw:name="f42" draw:formula="logwidth"/><draw:equation draw:name="f43" draw:formula="logheight"/></draw:enhanced-geometry></draw:custom-shape></text:p>
          </table:table-cell>
        </table:table-row>
        <table:table-row table:style-name="Tableau3.4">
          <table:covered-table-cell/>
          <table:table-cell table:style-name="Tableau3.B2" office:value-type="string">
            <text:p text:style-name="P3"><text:span text:style-name="T5">linkedin.com/in/</text:span><text:span text:style-name="T6">mathieu-chan-8a8aa3176</text:span></text:p>
          </table:table-cell>
          <table:table-cell table:style-name="Tableau3.C4" office:value-type="string">
            <text:p text:style-name="P15"><draw:custom-shape text:anchor-type="as-char" svg:y="-0.1264in" draw:z-index="3" draw:name="Shape4" draw:style-name="gr1" draw:text-style-name="P32" svg:width="0.1205in" svg:height="0.1205in"><text:p/><draw:enhanced-geometry draw:mirror-horizontal="false" draw:mirror-vertical="false" svg:viewBox="0 0 0 0" drawooo:sub-view-size="2616 2610" draw:text-areas="0 0 ?f102 ?f103" draw:type="ooxml-non-primitive" draw:enhanced-path="M 419 978 L 404 978 394 981 390 985 388 995 387 1010 387 1600 387 2196 388 2210 389 2219 394 2223 402 2225 415 2225 749 2225 761 2225 769 2223 773 2219 775 2211 775 2197 775 1006 775 993 773 985 769 979 761 978 747 978 419 978 Z M 1785 947 L 1720 949 1677 955 1635 964 1595 977 1558 994 1523 1013 1490 1037 1459 1065 1431 1097 1405 1133 1401 1138 1396 1144 1392 1142 1392 1122 1391 1004 1391 992 1390 985 1386 981 1378 978 1365 978 1048 978 1033 978 1025 979 1020 985 1019 993 1019 1007 1019 2195 1019 2210 1020 2219 1025 2223 1033 2225 1048 2225 1377 2225 1391 2225 1400 2223 1404 2219 1406 2210 1406 2195 1406 1626 1407 1580 1409 1533 1415 1487 1425 1442 1435 1413 1447 1387 1462 1363 1480 1343 1501 1326 1525 1311 1552 1301 1581 1294 1614 1290 1647 1290 1679 1292 1708 1297 1735 1307 1758 1322 1778 1341 1795 1363 1809 1390 1821 1418 1828 1448 1833 1491 1838 1534 1839 1578 1840 1889 1840 2198 1840 2208 1842 2215 1845 2221 1852 2224 1862 2225 2207 2225 2217 2224 2224 2220 2227 2213 2228 2203 2227 1829 2226 1455 2223 1392 2216 1331 2203 1269 2186 1209 2169 1166 2148 1128 2125 1094 2099 1062 2069 1035 2035 1011 1998 992 1958 975 1914 963 1850 951 1785 947 Z M 582 359 L 546 362 511 370 478 383 449 401 423 423 401 450 383 479 368 511 360 546 357 582 359 618 367 654 382 686 399 715 421 741 447 765 476 783 508 797 542 805 578 808 616 805 651 797 683 784 714 766 740 742 763 717 781 687 795 655 803 620 806 583 803 548 795 513 781 481 763 452 741 426 715 402 685 384 653 370 619 362 582 359 Z M 163 0 L 2451 0 2457 2 2463 4 2498 15 2527 30 2553 49 2575 72 2592 99 2605 128 2613 160 2616 195 2616 2414 2616 2425 2612 2458 2602 2490 2587 2518 2568 2545 2546 2567 2520 2585 2491 2599 2458 2607 2425 2610 189 2610 160 2608 132 2602 106 2591 82 2577 59 2558 41 2540 27 2519 15 2498 7 2475 0 2452 0 158 7 133 17 109 30 85 47 64 67 45 88 29 111 17 136 7 163 0 Z N"><draw:equation draw:name="f0" draw:formula="390*logwidth/2616"/><draw:equation draw:name="f1" draw:formula="985*logheight/2610"/><draw:equation draw:name="f2" draw:formula="387*logwidth/2616"/><draw:equation draw:name="f3" draw:formula="2196*logheight/2610"/><draw:equation draw:name="f4" draw:formula="402*logwidth/2616"/><draw:equation draw:name="f5" draw:formula="2225*logheight/2610"/><draw:equation draw:name="f6" draw:formula="769*logwidth/2616"/><draw:equation draw:name="f7" draw:formula="2223*logheight/2610"/><draw:equation draw:name="f8" draw:formula="775*logwidth/2616"/><draw:equation draw:name="f9" draw:formula="1006*logheight/2610"/><draw:equation draw:name="f10" draw:formula="761*logwidth/2616"/><draw:equation draw:name="f11" draw:formula="978*logheight/2610"/><draw:equation draw:name="f12" draw:formula="1720*logwidth/2616"/><draw:equation draw:name="f13" draw:formula="949*logheight/2610"/><draw:equation draw:name="f14" draw:formula="1558*logwidth/2616"/><draw:equation draw:name="f15" draw:formula="994*logheight/2610"/><draw:equation draw:name="f16" draw:formula="1431*logwidth/2616"/><draw:equation draw:name="f17" draw:formula="1097*logheight/2610"/><draw:equation draw:name="f18" draw:formula="1392*logwidth/2616"/><draw:equation draw:name="f19" draw:formula="1142*logheight/2610"/><draw:equation draw:name="f20" draw:formula="1390*logwidth/2616"/><draw:equation draw:name="f21" draw:formula="985*logheight/2610"/><draw:equation draw:name="f22" draw:formula="1048*logwidth/2616"/><draw:equation draw:name="f23" draw:formula="978*logheight/2610"/><draw:equation draw:name="f24" draw:formula="1019*logwidth/2616"/><draw:equation draw:name="f25" draw:formula="993*logheight/2610"/><draw:equation draw:name="f26" draw:formula="1020*logwidth/2616"/><draw:equation draw:name="f27" draw:formula="2219*logheight/2610"/><draw:equation draw:name="f28" draw:formula="1377*logwidth/2616"/><draw:equation draw:name="f29" draw:formula="2225*logheight/2610"/><draw:equation draw:name="f30" draw:formula="1406*logwidth/2616"/><draw:equation draw:name="f31" draw:formula="2210*logheight/2610"/><draw:equation draw:name="f32" draw:formula="1409*logwidth/2616"/><draw:equation draw:name="f33" draw:formula="1533*logheight/2610"/><draw:equation draw:name="f34" draw:formula="1447*logwidth/2616"/><draw:equation draw:name="f35" draw:formula="1387*logheight/2610"/><draw:equation draw:name="f36" draw:formula="1525*logwidth/2616"/><draw:equation draw:name="f37" draw:formula="1311*logheight/2610"/><draw:equation draw:name="f38" draw:formula="1647*logwidth/2616"/><draw:equation draw:name="f39" draw:formula="1290*logheight/2610"/><draw:equation draw:name="f40" draw:formula="1758*logwidth/2616"/><draw:equation draw:name="f41" draw:formula="1322*logheight/2610"/><draw:equation draw:name="f42" draw:formula="1821*logwidth/2616"/><draw:equation draw:name="f43" draw:formula="1418*logheight/2610"/><draw:equation draw:name="f44" draw:formula="1839*logwidth/2616"/><draw:equation draw:name="f45" draw:formula="1578*logheight/2610"/><draw:equation draw:name="f46" draw:formula="1842*logwidth/2616"/><draw:equation draw:name="f47" draw:formula="2215*logheight/2610"/><draw:equation draw:name="f48" draw:formula="2207*logwidth/2616"/><draw:equation draw:name="f49" draw:formula="2225*logheight/2610"/><draw:equation draw:name="f50" draw:formula="2228*logwidth/2616"/><draw:equation draw:name="f51" draw:formula="2203*logheight/2610"/><draw:equation draw:name="f52" draw:formula="2216*logwidth/2616"/><draw:equation draw:name="f53" draw:formula="1331*logheight/2610"/><draw:equation draw:name="f54" draw:formula="2148*logwidth/2616"/><draw:equation draw:name="f55" draw:formula="1128*logheight/2610"/><draw:equation draw:name="f56" draw:formula="2035*logwidth/2616"/><draw:equation draw:name="f57" draw:formula="1011*logheight/2610"/><draw:equation draw:name="f58" draw:formula="1850*logwidth/2616"/><draw:equation draw:name="f59" draw:formula="951*logheight/2610"/><draw:equation draw:name="f60" draw:formula="511*logwidth/2616"/><draw:equation draw:name="f61" draw:formula="370*logheight/2610"/><draw:equation draw:name="f62" draw:formula="401*logwidth/2616"/><draw:equation draw:name="f63" draw:formula="450*logheight/2610"/><draw:equation draw:name="f64" draw:formula="357*logwidth/2616"/><draw:equation draw:name="f65" draw:formula="582*logheight/2610"/><draw:equation draw:name="f66" draw:formula="399*logwidth/2616"/><draw:equation draw:name="f67" draw:formula="715*logheight/2610"/><draw:equation draw:name="f68" draw:formula="508*logwidth/2616"/><draw:equation draw:name="f69" draw:formula="797*logheight/2610"/><draw:equation draw:name="f70" draw:formula="651*logwidth/2616"/><draw:equation draw:name="f71" draw:formula="797*logheight/2610"/><draw:equation draw:name="f72" draw:formula="763*logwidth/2616"/><draw:equation draw:name="f73" draw:formula="717*logheight/2610"/><draw:equation draw:name="f74" draw:formula="806*logwidth/2616"/><draw:equation draw:name="f75" draw:formula="583*logheight/2610"/><draw:equation draw:name="f76" draw:formula="763*logwidth/2616"/><draw:equation draw:name="f77" draw:formula="452*logheight/2610"/><draw:equation draw:name="f78" draw:formula="653*logwidth/2616"/><draw:equation draw:name="f79" draw:formula="370*logheight/2610"/><draw:equation draw:name="f80" draw:formula="2451*logwidth/2616"/><draw:equation draw:name="f81" draw:formula="0*logheight/2610"/><draw:equation draw:name="f82" draw:formula="2527*logwidth/2616"/><draw:equation draw:name="f83" draw:formula="30*logheight/2610"/><draw:equation draw:name="f84" draw:formula="2605*logwidth/2616"/><draw:equation draw:name="f85" draw:formula="128*logheight/2610"/><draw:equation draw:name="f86" draw:formula="2616*logwidth/2616"/><draw:equation draw:name="f87" draw:formula="2425*logheight/2610"/><draw:equation draw:name="f88" draw:formula="2568*logwidth/2616"/><draw:equation draw:name="f89" draw:formula="2545*logheight/2610"/><draw:equation draw:name="f90" draw:formula="2458*logwidth/2616"/><draw:equation draw:name="f91" draw:formula="2607*logheight/2610"/><draw:equation draw:name="f92" draw:formula="132*logwidth/2616"/><draw:equation draw:name="f93" draw:formula="2602*logheight/2610"/><draw:equation draw:name="f94" draw:formula="41*logwidth/2616"/><draw:equation draw:name="f95" draw:formula="2540*logheight/2610"/><draw:equation draw:name="f96" draw:formula="0*logwidth/2616"/><draw:equation draw:name="f97" draw:formula="2452*logheight/2610"/><draw:equation draw:name="f98" draw:formula="30*logwidth/2616"/><draw:equation draw:name="f99" draw:formula="85*logheight/2610"/><draw:equation draw:name="f100" draw:formula="111*logwidth/2616"/><draw:equation draw:name="f101" draw:formula="17*logheight/2610"/><draw:equation draw:name="f102" draw:formula="logwidth"/><draw:equation draw:name="f103" draw:formula="logheight"/></draw:enhanced-geometry></draw:custom-shape></text:p>
          </table:table-cell>
        </table:table-row>
      </table:table>
      <text:p text:style-name="P17"/>
      <text:p text:style-name="P14"><text:span text:style-name="T4">Student</text:span><text:span text:style-name="T3"> in </text:span><text:span text:style-name="T4">the computer science field</text:span><text:span text:style-name="T7">.</text:span></text:p>
      <text:h text:style-name="P4" text:outline-level="1">Education</text:h>
      <text:h text:style-name="P9" text:outline-level="3">2018 – present</text:h>
      <text:h text:style-name="P7" text:outline-level="2"><text:span text:style-name="T19">Bachelor’s Degree</text:span><text:span text:style-name="T10"> / </text:span><text:span text:style-name="Emphasis"><text:span text:style-name="T25">Université Gustave Eiffel</text:span></text:span><text:span text:style-name="Emphasis"><text:span text:style-name="T10">, </text:span></text:span><text:span text:style-name="Emphasis"><text:span text:style-name="T22">Champs-sur-Marne, France</text:span></text:span></text:h>
      <text:p text:style-name="P13"><text:span text:style-name="T3">Majored in </text:span><text:span text:style-name="T4">Computer </text:span><text:span text:style-name="T3">Science. </text:span><text:span text:style-name="T4">Relevant coursework : Tree algorithm, Mathematics, C langage, </text:span><text:span text:style-name="T9">JAVA,</text:span><text:span text:style-name="T4">.</text:span></text:p>
      <text:p text:style-name="P16"/>
      <text:h text:style-name="P9" text:outline-level="3">2015 - 2018</text:h>
      <text:h text:style-name="P7" text:outline-level="2"><text:span text:style-name="T19">A-levels, High school final exam</text:span><text:span text:style-name="T10"> /</text:span><text:span text:style-name="Emphasis"><text:span text:style-name="T10"> </text:span></text:span><text:span text:style-name="Emphasis"><text:span text:style-name="T11">Lycée s</text:span></text:span><text:span text:style-name="Emphasis"><text:span text:style-name="T22">aint-laurent LPND</text:span></text:span><text:span text:style-name="Emphasis"><text:span text:style-name="T24">,</text:span></text:span><text:span text:style-name="Emphasis"><text:span text:style-name="T23"> Lagny-sur-Marne, France</text:span></text:span></text:h>
      <text:p text:style-name="P11"><text:span text:style-name="T29">Majored in Science. </text:span><text:span text:style-name="T30">Relevant coursework : computer science, physics, biology, chemistry, </text:span><text:span text:style-name="T42">mathematics</text:span><text:span text:style-name="T30">.</text:span></text:p>
      <text:h text:style-name="P6" text:outline-level="1"><text:span text:style-name="T1">Exp</text:span><text:span text:style-name="T2">e</text:span><text:span text:style-name="T1">rience</text:span><text:span text:style-name="T8">s</text:span><text:span text:style-name="T1"> </text:span><text:span text:style-name="T2">and projects</text:span></text:h>
      <text:h text:style-name="P29" text:outline-level="3"><text:span text:style-name="T18">May 2021</text:span><text:span text:style-name="T17"> – </text:span><text:span text:style-name="T18">AUGUST 2021</text:span></text:h>
      <text:h text:style-name="P31" text:outline-level="2"><text:span text:style-name="T21">Embedded system i</text:span><text:span text:style-name="T20">nternship</text:span><text:span text:style-name="T12"> / </text:span><text:span text:style-name="Emphasis"><text:span text:style-name="T26">Qarnot computing, Paris, </text:span></text:span><text:span text:style-name="Emphasis"><text:span text:style-name="T28">France</text:span></text:span></text:h>
      <text:p text:style-name="P28">Created code for microcontroller <text:span text:style-name="T44">that would be used for modern heater</text:span>. Created documentation for each created program.</text:p>
      <text:p text:style-name="P18"/>
      <text:h text:style-name="P10" text:outline-level="3"><text:span text:style-name="T14">November 20</text:span><text:span text:style-name="T16">20</text:span><text:span text:style-name="T14"> – </text:span><text:span text:style-name="T15">January</text:span><text:span text:style-name="T14"> 202</text:span><text:span text:style-name="T16">1</text:span></text:h>
      <text:h text:style-name="P8" text:outline-level="2"><text:span text:style-name="T20">Baba is You</text:span><text:span text:style-name="T10"> / </text:span><text:span text:style-name="Emphasis"><text:span text:style-name="T25">Université Gustave Eiffel</text:span></text:span><text:span text:style-name="Emphasis"><text:span text:style-name="T10">, </text:span></text:span><text:span text:style-name="Emphasis"><text:span text:style-name="T27">Paris, </text:span></text:span><text:span text:style-name="Emphasis"><text:span text:style-name="T28">France</text:span></text:span></text:h>
      <text:p text:style-name="P27"><text:span text:style-name="T13">Programmed with JAVA language. Managed visual graphism. Organized the git repository. Created user and developper specifications.</text:span></text:p>
      <text:h text:style-name="P4" text:outline-level="1">Skills </text:h>
      <text:p text:style-name="P19"><text:span text:style-name="T31">IT Skills: <text:s/>C, python, java, </text:span><text:span text:style-name="T44">embedded system, linux (ubuntu, gentoo)</text:span></text:p>
      <text:p text:style-name="P12">La<text:span text:style-name="T33">n</text:span>guages: French (native), <text:span text:style-name="T32">English (advanced), Spain (intermediate), </text:span><text:span text:style-name="T41">J</text:span><text:span text:style-name="T33">apanese (beginner).</text:span></text:p>
      <text:p text:style-name="P23"><text:span text:style-name="T38">additional skills : automous, </text:span><text:span text:style-name="T39">curious, serious and optimistic.</text:span></text:p>
      <text:h text:style-name="P5" text:outline-level="1">Interests<text:span text:style-name="T39"> and Activities</text:span></text:h>
      <text:p text:style-name="P20">Sport: perform weekly training sessions (basketball, street workout).</text:p>
      <text:p text:style-name="P22"><text:span text:style-name="T35">Travel: visit </text:span><text:span text:style-name="T37">yearly </text:span><text:span text:style-name="T35">different </text:span><text:span text:style-name="T36">r</text:span><text:span text:style-name="T35">egion of the world with family (mainly Asia)</text:span></text:p>
      <text:p text:style-name="P21">Video games: like to play video games <text:span text:style-name="T45">because it is mentally stimulating</text:span></text:p>
      <text:p text:style-name="P24"><text:span text:style-name="T39">Culture : <text:s/>watch documentary </text:span><text:span text:style-name="T45">regularly</text:span><text:span text:style-name="T39">, read scientific article</text:span><text:span text:style-name="T41">s</text:span><text:span text:style-name="T39">.</text:span></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arial" svg:font-family="arial" style:font-family-generic="swiss"/>
    <style:font-face style:name="Calibri" svg:font-family="Calibri" style:font-family-generic="roman" style:font-pitch="variable"/>
    <style:font-face style:name="Consolas" svg:font-family="Consolas" style:font-family-generic="roman" style:font-pitch="variable"/>
    <style:font-face style:name="Rockwell" svg:font-family="Rockwel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595959"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595959"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807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3335in" fo:margin-bottom="0.0835in" loext:contextual-spacing="true" fo:padding-left="0in" fo:padding-right="0in" fo:padding-top="0.0417in" fo:padding-bottom="0in" fo:border-left="none" fo:border-right="none" fo:border-top="0.51pt solid #a6a6a6" fo:border-bottom="none"/>
      <style:text-properties fo:color="#262626" style:font-name="Rockwell" fo:font-family="Rockwell"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in" fo:margin-bottom="0.028in" loext:contextual-spacing="true" fo:keep-together="always" fo:keep-with-next="always"/>
      <style:text-properties fo:color="#007fab" style:font-name="Rockwell" fo:font-family="Rockwell"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in" fo:margin-bottom="0in" loext:contextual-spacing="true" fo:keep-together="always" fo:keep-with-next="always"/>
      <style:text-properties fo:text-transform="uppercase"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005e80" style:font-name="Rockwell" fo:font-family="Rockwel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005e80" style:font-name="Rockwell" fo:font-family="Rockwell"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003f55" style:font-name="Rockwell" fo:font-family="Rockwell"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003f55" style:font-name="Rockwell" fo:font-family="Rockwel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272727" style:font-name="Rockwell" fo:font-family="Rockwell"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272727" style:font-name="Rockwell" fo:font-family="Rockwel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style:style>
    <style:style style:name="Footer" style:family="paragraph" style:parent-style-name="Standard" style:default-outline-level="" style:class="extra">
      <style:paragraph-properties fo:margin-top="0in" fo:margin-bottom="0in" loext:contextual-spacing="false"/>
    </style:style>
    <style:style style:name="List_20_Bullet" style:display-name="List Bullet" style:family="paragraph" style:parent-style-name="Standard" style:default-outline-level="">
      <style:paragraph-properties fo:margin-top="0in" fo:margin-bottom="0in" loext:contextual-spacing="true"/>
    </style:style>
    <style:style style:name="List_20_Bullet_20_2" style:display-name="List Bullet 2" style:family="paragraph" style:parent-style-name="Standard" style:default-outline-level="">
      <style:paragraph-properties fo:margin-top="0in" fo:margin-bottom="0.1807in" loext:contextual-spacing="true"/>
    </style:style>
    <style:style style:name="List_20_Bullet_20_3" style:display-name="List Bullet 3" style:family="paragraph" style:parent-style-name="Standard" style:default-outline-level="">
      <style:paragraph-properties fo:margin-top="0in" fo:margin-bottom="0.1807in" loext:contextual-spacing="true"/>
    </style:style>
    <style:style style:name="Title" style:family="paragraph" style:parent-style-name="Standard" style:default-outline-level="" style:class="chapter">
      <style:paragraph-properties fo:margin-top="0in" fo:margin-bottom="0in" loext:contextual-spacing="true" fo:line-height="90%"/>
      <style:text-properties fo:color="#262626" style:font-name="Rockwell" fo:font-family="Rockwell" style:font-family-generic="roman" style:font-pitch="variable" fo:font-size="35pt" fo:font-weight="bold" style:letter-kerning="true" style:font-name-asian="Calibri1" style:font-family-asian="Calibri" style:font-family-generic-asian="system" style:font-pitch-asian="variable" style:font-size-asian="35pt" style:font-weight-asian="bold" style:font-name-complex="DejaVu Sans" style:font-family-complex="'DejaVu Sans'" style:font-family-generic-complex="system" style:font-pitch-complex="variable" style:font-size-complex="28pt"/>
    </style:style>
    <style:style style:name="Coordonnées" style:family="paragraph" style:parent-style-name="Standard" style:default-outline-level="">
      <style:paragraph-properties fo:margin-top="0.028in" fo:margin-bottom="0in" loext:contextual-spacing="true" fo:text-align="end" style:justify-single-word="false"/>
    </style:style>
    <style:style style:name="List_20_Number" style:display-name="List Number" style:family="paragraph" style:parent-style-name="Standard" style:default-outline-level="">
      <style:paragraph-properties fo:margin-top="0in" fo:margin-bottom="0.1807in" loext:contextual-spacing="true"/>
    </style:style>
    <style:style style:name="TOC_20_Heading" style:display-name="TOC Heading" style:family="paragraph" style:parent-style-name="Heading_20_1" style:next-style-name="Standard" style:default-outline-level="">
      <style:paragraph-properties fo:padding="0in" fo:border="none"/>
    </style:style>
    <style:style style:name="Subtitle" style:family="paragraph" style:parent-style-name="Standard" style:default-outline-level="" style:class="chapter">
      <style:paragraph-properties fo:margin-top="0in" fo:margin-bottom="0.111in" loext:contextual-spacing="false"/>
      <style:text-properties fo:color="#5a5a5a" style:font-name-asian="Calibri1" style:font-family-asian="Calibri" style:font-family-generic-asian="system" style:font-pitch-asian="variable"/>
    </style:style>
    <style:style style:name="Intense_20_Quote" style:display-name="Intense Quote" style:family="paragraph" style:parent-style-name="Standard" style:next-style-name="Standard" style:default-outline-level="">
      <style:paragraph-properties fo:margin-top="0.25in" fo:margin-bottom="0.25in" loext:contextual-spacing="false" fo:text-align="center" style:justify-single-word="false" fo:padding-left="0in" fo:padding-right="0in" fo:padding-top="0.139in" fo:padding-bottom="0.139in" fo:border-left="none" fo:border-right="none" fo:border-top="0.51pt solid #007fab" fo:border-bottom="0.51pt solid #007fab"/>
      <style:text-properties fo:color="#007fab" fo:font-style="italic" style:font-style-asian="italic" style:font-style-complex="italic"/>
    </style:style>
    <style:style style:name="Quote" style:family="paragraph" style:parent-style-name="Standard" style:next-style-name="Standard" style:default-outline-level="">
      <style:paragraph-properties fo:margin-top="0.139in" fo:margin-bottom="0.111in" loext:contextual-spacing="false" fo:text-align="center" style:justify-single-word="false"/>
      <style:text-properties fo:color="#404040" fo:font-style="italic" style:font-style-asian="italic" style:font-style-complex="italic"/>
    </style:style>
    <style:style style:name="caption" style:family="paragraph" style:parent-style-name="Standard" style:next-style-name="Standard" style:default-outline-level="">
      <style:paragraph-properties fo:margin-top="0in" fo:margin-bottom="0.139in" loext:contextual-spacing="false"/>
      <style:text-properties fo:color="#111111" fo:font-style="italic" style:font-style-asian="italic" style:font-size-complex="9pt" style:font-style-complex="italic"/>
    </style:style>
    <style:style style:name="Balloon_20_Text" style:display-name="Balloon Text" style:family="paragraph" style:parent-style-name="Standard" style:default-outline-level="">
      <style:paragraph-properties fo:margin-top="0in" fo:margin-bottom="0in" loext:contextual-spacing="false"/>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 style:display-name="Body Text 3" style:family="paragraph" style:parent-style-name="Standard" style:default-outline-level="">
      <style:paragraph-properties fo:margin-top="0in" fo:margin-bottom="0.0835in" loext:contextual-spacing="false"/>
      <style:text-properties style:font-size-complex="8pt"/>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style:font-size-complex="8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paragraph-properties fo:margin-top="0in" fo:margin-bottom="0in" loext:contextual-spacing="false"/>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 style:family="paragraph" style:parent-style-name="Standard" style:default-outline-level="" style:class="extra">
      <style:paragraph-properties fo:margin-top="0in" fo:margin-bottom="0in" loext:contextual-spacing="false"/>
      <style:text-properties style:font-size-complex="10pt"/>
    </style:style>
    <style:style style:name="envelope_20_return" style:display-name="envelope return" style:family="paragraph" style:parent-style-name="Standard" style:default-outline-level="">
      <style:paragraph-properties fo:margin-top="0in" fo:margin-bottom="0in" loext:contextual-spacing="false"/>
      <style:text-properties style:font-name="Rockwell" fo:font-family="Rockwell"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0pt"/>
    </style:style>
    <style:style style:name="Footnote" style:family="paragraph" style:parent-style-name="Standard" style:default-outline-level="" style:class="extra">
      <style:paragraph-properties fo:margin-top="0in" fo:margin-bottom="0in" loext:contextual-spacing="false"/>
      <style:text-properties style:font-size-complex="10pt"/>
    </style:style>
    <style:style style:name="HTML_20_Preformatted" style:display-name="HTML Preformatted" style:family="paragraph" style:parent-style-name="Standard" style:default-outline-level="">
      <style:paragraph-properties fo:margin-top="0in" fo:margin-bottom="0in" loext:contextual-spacing="false"/>
      <style:text-properties style:font-name="Consolas" fo:font-family="Consolas" style:font-family-generic="roman" style:font-pitch="variable" style:font-size-complex="10pt"/>
    </style:style>
    <style:style style:name="macro" style:family="paragraph" style:default-outline-level="">
      <style:paragraph-properties fo:margin-top="0in" fo:margin-bottom="0in" loext: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font-size-complex="10pt"/>
    </style:style>
    <style:style style:name="Plain_20_Text" style:display-name="Plain Text" style:family="paragraph" style:parent-style-name="Standard" style:default-outline-level="">
      <style:paragraph-properties fo:margin-top="0in" fo:margin-bottom="0in" loext:contextual-spacing="false"/>
      <style:text-properties style:font-name="Consolas" fo:font-family="Consolas" style:font-family-generic="roman" style:font-pitch="variable" style:font-size-complex="10.5pt"/>
    </style:style>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0.8in" fo:margin-right="0.8in" fo:text-indent="0in" style:auto-text-indent="false" fo:padding="0.139in" fo:border="0.26pt solid #007fab"/>
      <style:text-properties fo:color="#007fab" fo:font-style="italic" style:font-name-asian="Calibri1" style:font-family-asian="Calibri" style:font-family-generic-asian="system" style:font-pitch-asian="variable" style:font-style-asian="italic" style:font-style-complex="italic"/>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Indent" style:display-name="Body Text Indent" style:family="paragraph" style:parent-style-name="Text_20_body" style:default-outline-level="">
      <style:paragraph-properties fo:margin-left="0in" fo:margin-right="0in" fo:margin-top="0in" fo:margin-bottom="0.1807in" loext:contextual-spacing="false" fo:text-indent="0.25in" style:auto-text-indent="false"/>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1807in" loext:contextual-spacing="false" fo:text-indent="0.25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Closing" style:family="paragraph" style:parent-style-name="Standard" style:default-outline-level="">
      <style:paragraph-properties fo:margin-left="3in" fo:margin-right="0in" fo:margin-top="0in" fo:margin-bottom="0in" loext:contextual-spacing="false" fo:text-indent="0in" style:auto-text-indent="false"/>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paragraph-properties fo:margin-top="0in" fo:margin-bottom="0in" loext:contextual-spacing="false"/>
    </style:style>
    <style:style style:name="envelope_20_address" style:display-name="envelope address" style:family="paragraph" style:parent-style-name="Standard" style:default-outline-level="">
      <style:paragraph-properties fo:margin-left="2in" fo:margin-right="0in" fo:margin-top="0in" fo:margin-bottom="0in" loext:contextual-spacing="false" fo:text-indent="0in" style:auto-text-indent="false"/>
      <style:text-properties style:font-name="Rockwell" fo:font-family="Rockwel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TML_20_Address" style:display-name="HTML Address" style:family="paragraph" style:parent-style-name="Standard" style:default-outline-level="">
      <style:paragraph-properties fo:margin-top="0in" fo:margin-bottom="0in" loext:contextual-spacing="false"/>
      <style:text-properties fo:font-style="italic" style:font-style-asian="italic" style:font-style-complex="italic"/>
    </style:style>
    <style:style style:name="index_20_1" style:display-name="index 1" style:family="paragraph" style:parent-style-name="Standard" style:next-style-name="Standard" style:auto-update="true" style:default-outline-level="">
      <style:paragraph-properties fo:margin-left="0.1528in" fo:margin-right="0in" fo:margin-top="0in" fo:margin-bottom="0in" loext:contextual-spacing="false" fo:text-indent="-0.1528in" style:auto-text-indent="false"/>
    </style:style>
    <style:style style:name="index_20_2" style:display-name="index 2" style:family="paragraph" style:parent-style-name="Standard" style:next-style-name="Standard" style:auto-update="true" style:default-outline-level="">
      <style:paragraph-properties fo:margin-left="0.3055in" fo:margin-right="0in" fo:margin-top="0in" fo:margin-bottom="0in" loext:contextual-spacing="false" fo:text-indent="-0.1528in" style:auto-text-indent="false"/>
    </style:style>
    <style:style style:name="index_20_3" style:display-name="index 3" style:family="paragraph" style:parent-style-name="Standard" style:next-style-name="Standard" style:auto-update="true" style:default-outline-level="">
      <style:paragraph-properties fo:margin-left="0.4583in" fo:margin-right="0in" fo:margin-top="0in" fo:margin-bottom="0in" loext:contextual-spacing="false" fo:text-indent="-0.1528in" style:auto-text-indent="false"/>
    </style:style>
    <style:style style:name="index_20_4" style:display-name="index 4" style:family="paragraph" style:parent-style-name="Standard" style:next-style-name="Standard" style:auto-update="true" style:default-outline-level="">
      <style:paragraph-properties fo:margin-left="0.611in" fo:margin-right="0in" fo:margin-top="0in" fo:margin-bottom="0in" loext:contextual-spacing="false" fo:text-indent="-0.1528in" style:auto-text-indent="false"/>
    </style:style>
    <style:style style:name="index_20_5" style:display-name="index 5" style:family="paragraph" style:parent-style-name="Standard" style:next-style-name="Standard" style:auto-update="true" style:default-outline-level="">
      <style:paragraph-properties fo:margin-left="0.7638in" fo:margin-right="0in" fo:margin-top="0in" fo:margin-bottom="0in" loext:contextual-spacing="false" fo:text-indent="-0.1528in" style:auto-text-indent="false"/>
    </style:style>
    <style:style style:name="index_20_6" style:display-name="index 6" style:family="paragraph" style:parent-style-name="Standard" style:next-style-name="Standard" style:auto-update="true" style:default-outline-level="">
      <style:paragraph-properties fo:margin-left="0.9165in" fo:margin-right="0in" fo:margin-top="0in" fo:margin-bottom="0in" loext:contextual-spacing="false" fo:text-indent="-0.1528in" style:auto-text-indent="false"/>
    </style:style>
    <style:style style:name="index_20_7" style:display-name="index 7" style:family="paragraph" style:parent-style-name="Standard" style:next-style-name="Standard" style:auto-update="true" style:default-outline-level="">
      <style:paragraph-properties fo:margin-left="1.0693in" fo:margin-right="0in" fo:margin-top="0in" fo:margin-bottom="0in" loext:contextual-spacing="false" fo:text-indent="-0.1528in" style:auto-text-indent="false"/>
    </style:style>
    <style:style style:name="index_20_8" style:display-name="index 8" style:family="paragraph" style:parent-style-name="Standard" style:next-style-name="Standard" style:auto-update="true" style:default-outline-level="">
      <style:paragraph-properties fo:margin-left="1.222in" fo:margin-right="0in" fo:margin-top="0in" fo:margin-bottom="0in" loext:contextual-spacing="false" fo:text-indent="-0.1528in" style:auto-text-indent="false"/>
    </style:style>
    <style:style style:name="index_20_9" style:display-name="index 9" style:family="paragraph" style:parent-style-name="Standard" style:next-style-name="Standard" style:auto-update="true" style:default-outline-level="">
      <style:paragraph-properties fo:margin-left="1.3752in" fo:margin-right="0in" fo:margin-top="0in" fo:margin-bottom="0in" loext:contextual-spacing="false" fo:text-indent="-0.1528in" style:auto-text-indent="false"/>
    </style:style>
    <style:style style:name="index_20_heading" style:display-name="index heading" style:family="paragraph" style:parent-style-name="Standard" style:next-style-name="index_20_1" style:default-outline-level="">
      <style:text-properties style:font-name="Rockwell" fo:font-family="Rockwell"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_20_2" style:display-name="List 2" style:family="paragraph" style:parent-style-name="Standard" style:default-outline-level="" style:class="list">
      <style:paragraph-properties fo:margin-left="0.5in" fo:margin-right="0in" fo:margin-top="0in" fo:margin-bottom="0.1807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807in" loext:contextual-spacing="true" fo:text-indent="-0.25in" style:auto-text-indent="false"/>
    </style:style>
    <style:style style:name="List_20_4" style:display-name="List 4" style:family="paragraph" style:parent-style-name="Standard" style:default-outline-level="" style:class="list">
      <style:paragraph-properties fo:margin-left="1in" fo:margin-right="0in" fo:margin-top="0in" fo:margin-bottom="0.1807in" loext:contextual-spacing="true" fo:text-indent="-0.25in" style:auto-text-indent="false"/>
    </style:style>
    <style:style style:name="List_20_5" style:display-name="List 5" style:family="paragraph" style:parent-style-name="Standard" style:default-outline-level="" style:class="list">
      <style:paragraph-properties fo:margin-left="1.25in" fo:margin-right="0in" fo:margin-top="0in" fo:margin-bottom="0.1807in" loext:contextual-spacing="true" fo:text-indent="-0.25in" style:auto-text-indent="false"/>
    </style:style>
    <style:style style:name="List_20_Bullet_20_4" style:display-name="List Bullet 4" style:family="paragraph" style:parent-style-name="Standard" style:default-outline-level="">
      <style:paragraph-properties fo:margin-top="0in" fo:margin-bottom="0.1807in" loext:contextual-spacing="true"/>
    </style:style>
    <style:style style:name="List_20_Bullet_20_5" style:display-name="List Bullet 5" style:family="paragraph" style:parent-style-name="Standard" style:default-outline-level="">
      <style:paragraph-properties fo:margin-top="0in" fo:margin-bottom="0.1807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tru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true" fo:text-indent="0in" style:auto-text-indent="false"/>
    </style:style>
    <style:style style:name="List_20_Number_20_2" style:display-name="List Number 2" style:family="paragraph" style:parent-style-name="Standard" style:default-outline-level="">
      <style:paragraph-properties fo:margin-top="0in" fo:margin-bottom="0.1807in" loext:contextual-spacing="true"/>
    </style:style>
    <style:style style:name="List_20_Number_20_3" style:display-name="List Number 3" style:family="paragraph" style:parent-style-name="Standard" style:default-outline-level="">
      <style:paragraph-properties fo:margin-top="0in" fo:margin-bottom="0.1807in" loext:contextual-spacing="true"/>
    </style:style>
    <style:style style:name="List_20_Number_20_4" style:display-name="List Number 4" style:family="paragraph" style:parent-style-name="Standard" style:default-outline-level="">
      <style:paragraph-properties fo:margin-top="0in" fo:margin-bottom="0.1807in" loext:contextual-spacing="true"/>
    </style:style>
    <style:style style:name="List_20_Number_20_5" style:display-name="List Number 5" style:family="paragraph" style:parent-style-name="Standard" style:default-outline-level="">
      <style:paragraph-properties fo:margin-top="0in" fo:margin-bottom="0.1807in" loext:contextual-spacing="true"/>
    </style:style>
    <style:style style:name="List_20_Paragraph" style:display-name="List Paragraph" style:family="paragraph" style:parent-style-name="Standard" style:default-outline-level="">
      <style:paragraph-properties fo:margin-left="0.5in" fo:margin-right="0in" fo:margin-top="0in" fo:margin-bottom="0.1807in" loext:contextual-spacing="true" fo:text-indent="0in" style:auto-text-indent="false"/>
    </style:style>
    <style:style style:name="Message_20_Header" style:display-name="Message Header" style:family="paragraph" style:parent-style-name="Standard" style:default-outline-level="">
      <loext:graphic-properties draw:fill="solid" draw:fill-color="#cccccc"/>
      <style:paragraph-properties fo:margin-left="0.75in" fo:margin-right="0in" fo:margin-top="0in" fo:margin-bottom="0in" loext:contextual-spacing="false" fo:text-indent="-0.75in" style:auto-text-indent="false" fo:background-color="#cccccc" fo:padding="0.0138in" fo:border="0.74pt solid #000000"/>
      <style:text-properties style:font-name="Rockwell" fo:font-family="Rockwel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_20_Heading" style:display-name="Note Heading" style:family="paragraph" style:parent-style-name="Standard" style:next-style-name="Standard" style:default-outline-level="">
      <style:paragraph-properties fo:margin-top="0in" fo:margin-bottom="0in" loext:contextual-spacing="false"/>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margin-top="0in" fo:margin-bottom="0in" loext:contextual-spacing="false" fo:text-indent="0in" style:auto-text-indent="false"/>
    </style:style>
    <style:style style:name="table_20_of_20_authorities" style:display-name="table of authorities" style:family="paragraph" style:parent-style-name="Standard" style:next-style-name="Standard" style:default-outline-level="">
      <style:paragraph-properties fo:margin-left="0.1528in" fo:margin-right="0in" fo:margin-top="0in" fo:margin-bottom="0in" loext:contextual-spacing="false" fo:text-indent="-0.1528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toa_20_heading" style:display-name="toa heading" style:family="paragraph" style:parent-style-name="Standard" style:next-style-name="Standard" style:default-outline-level="">
      <style:paragraph-properties fo:margin-top="0.0835in" fo:margin-bottom="0.1807in" loext:contextual-spacing="false"/>
      <style:text-properties style:font-name="Rockwell" fo:font-family="Rockwel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margin-top="0in" fo:margin-bottom="0.0693in" loext:contextual-spacing="false"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margin-top="0in" fo:margin-bottom="0.0693in" loext:contextual-spacing="false"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margin-top="0in" fo:margin-bottom="0.0693in" loext:contextual-spacing="false" fo:text-indent="0in" style:auto-text-indent="false"/>
    </style:style>
    <style:style style:name="Icônes" style:family="paragraph" style:parent-style-name="Standard" style:default-outline-level="">
      <style:paragraph-properties fo:margin-top="0in" fo:margin-bottom="0.028in" loext:contextual-spacing="false" fo:text-align="center" style:justify-single-word="false"/>
      <style:text-properties fo:color="#4c4c4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62626" style:font-name="Rockwell" fo:font-family="Rockwell"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007fab" style:font-name="Rockwell" fo:font-family="Rockwell"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text-transform="uppercase"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Titre_20_Car" style:display-name="Titre Car" style:family="text" style:parent-style-name="Default_20_Paragraph_20_Font">
      <style:text-properties fo:color="#262626" style:font-name="Rockwell" fo:font-family="Rockwell" style:font-family-generic="roman" style:font-pitch="variable" fo:font-size="35pt" fo:font-weight="bold" style:letter-kerning="true" style:font-name-asian="Calibri1" style:font-family-asian="Calibri" style:font-family-generic-asian="system" style:font-pitch-asian="variable" style:font-size-asian="35pt" style:font-weight-asian="bold" style:font-name-complex="DejaVu Sans" style:font-family-complex="'DejaVu Sans'" style:font-family-generic-complex="system" style:font-pitch-complex="variable" style:font-size-complex="28pt"/>
    </style:style>
    <style:style style:name="Placeholder_20_Text" style:display-name="Placeholder Text" style:family="text" style:parent-style-name="Default_20_Paragraph_20_Font">
      <style:text-properties fo:color="#595959"/>
    </style:style>
    <style:style style:name="Titre_20_4_20_Car" style:display-name="Titre 4 Car" style:family="text" style:parent-style-name="Default_20_Paragraph_20_Font">
      <style:text-properties fo:color="#005e80" style:font-name="Rockwell" fo:font-family="Rockwel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Emphasis" style:family="text" style:parent-style-name="Default_20_Paragraph_20_Font">
      <style:text-properties fo:color="#595959" fo:font-style="normal" fo:font-weight="normal" style:font-style-asian="normal" style:font-weight-asian="normal" style:font-style-complex="italic"/>
    </style:style>
    <style:style style:name="Sous-titre_20_Car" style:display-name="Sous-titre Car" style:family="text" style:parent-style-name="Default_20_Paragraph_20_Font">
      <style:text-properties fo:color="#5a5a5a" style:font-name-asian="Calibri1" style:font-family-asian="Calibri" style:font-family-generic-asian="system" style:font-pitch-asian="variable"/>
    </style:style>
    <style:style style:name="Book_20_Title" style:display-name="Book Title" style:family="text" style:parent-style-name="Default_20_Paragraph_20_Font">
      <style:text-properties fo:letter-spacing="normal"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007fab" fo:letter-spacing="normal" fo:font-weight="bold" style:font-weight-asian="bold" style:font-weight-complex="bold"/>
    </style:style>
    <style:style style:name="Citation_20_intense_20_Car" style:display-name="Citation intense Car" style:family="text" style:parent-style-name="Default_20_Paragraph_20_Font">
      <style:text-properties fo:color="#007fab" fo:font-style="italic" style:font-style-asian="italic" style:font-style-complex="italic"/>
    </style:style>
    <style:style style:name="Citation_20_Car" style:display-name="Citation Car" style:family="text" style:parent-style-name="Default_20_Paragraph_20_Font">
      <style:text-properties fo:color="#404040" fo:font-style="italic" style:font-style-asian="italic" style:font-style-complex="italic"/>
    </style:style>
    <style:style style:name="Titre_20_8_20_Car" style:display-name="Titre 8 Car" style:family="text" style:parent-style-name="Default_20_Paragraph_20_Font">
      <style:text-properties fo:color="#272727" style:font-name="Rockwell" fo:font-family="Rockwell"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0.5pt"/>
    </style:style>
    <style:style style:name="Titre_20_9_20_Car" style:display-name="Titre 9 Car" style:family="text" style:parent-style-name="Default_20_Paragraph_20_Font">
      <style:text-properties fo:color="#272727" style:font-name="Rockwell" fo:font-family="Rockwel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Texte_20_de_20_bulles_20_Car" style:display-name="Texte de bulles C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Corps_20_de_20_texte_20_3_20_Car" style:display-name="Corps de texte 3 Car" style:family="text" style:parent-style-name="Default_20_Paragraph_20_Font">
      <style:text-properties style:font-size-complex="8pt"/>
    </style:style>
    <style:style style:name="Retrait_20_corps_20_de_20_texte_20_3_20_Car" style:display-name="Retrait corps de texte 3 Car" style:family="text" style:parent-style-name="Default_20_Paragraph_20_Font">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Commentaire_20_Car" style:display-name="Commentaire Car" style:family="text" style:parent-style-name="Default_20_Paragraph_20_Font">
      <style:text-properties style:font-size-complex="10pt"/>
    </style:style>
    <style:style style:name="Objet_20_du_20_commentaire_20_Car" style:display-name="Objet du commentaire Car" style:family="text" style:parent-style-name="Commentaire_20_Car">
      <style:text-properties fo:font-weight="bold" style:font-weight-asian="bold" style:font-size-complex="10pt" style:font-weight-complex="bold"/>
    </style:style>
    <style:style style:name="Explorateur_20_de_20_documents_20_Car" style:display-name="Explorateur de documents C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Note_20_de_20_fin_20_Car" style:display-name="Note de fin Car" style:family="text" style:parent-style-name="Default_20_Paragraph_20_Font">
      <style:text-properties style:font-size-complex="10pt"/>
    </style:style>
    <style:style style:name="Note_20_de_20_bas_20_de_20_page_20_Car" style:display-name="Note de bas de page C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Préformaté_20_HTML_20_Car" style:display-name="Préformaté HTML Car" style:family="text" style:parent-style-name="Default_20_Paragraph_20_Font">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Texte_20_de_20_macro_20_Car" style:display-name="Texte de macro Car" style:family="text" style:parent-style-name="Default_20_Paragraph_20_Font">
      <style:text-properties style:font-name="Consolas" fo:font-family="Consolas" style:font-family-generic="roman" style:font-pitch="variable" style:font-size-complex="10pt"/>
    </style:style>
    <style:style style:name="Texte_20_brut_20_Car" style:display-name="Texte brut Car" style:family="text" style:parent-style-name="Default_20_Paragraph_20_Font">
      <style:text-properties style:font-name="Consolas" fo:font-family="Consolas" style:font-family-generic="roman" style:font-pitch="variable" style:font-size-complex="10.5pt"/>
    </style:style>
    <style:style style:name="Corps_20_de_20_texte_20_Car" style:display-name="Corps de texte Car" style:family="text" style:parent-style-name="Default_20_Paragraph_20_Font"/>
    <style:style style:name="Corps_20_de_20_texte_20_2_20_Car" style:display-name="Corps de texte 2 Car" style:family="text" style:parent-style-name="Default_20_Paragraph_20_Font"/>
    <style:style style:name="Retrait_20_1re_20_ligne_20_Car" style:display-name="Retrait 1re ligne Car" style:family="text" style:parent-style-name="Corps_20_de_20_texte_20_Car"/>
    <style:style style:name="Retrait_20_corps_20_de_20_texte_20_Car" style:display-name="Retrait corps de texte Car" style:family="text" style:parent-style-name="Default_20_Paragraph_20_Font"/>
    <style:style style:name="Retrait_20_corps_20_et_20_1re_20_lig._20_Car" style:display-name="Retrait corps et 1re lig. Car" style:family="text" style:parent-style-name="Retrait_20_corps_20_de_20_texte_20_Car"/>
    <style:style style:name="Retrait_20_corps_20_de_20_texte_20_2_20_Car" style:display-name="Retrait corps de texte 2 Car" style:family="text" style:parent-style-name="Default_20_Paragraph_20_Font"/>
    <style:style style:name="Formule_20_de_20_politesse_20_Car" style:display-name="Formule de politesse Car" style:family="text" style:parent-style-name="Default_20_Paragraph_20_Font"/>
    <style:style style:name="Date_20_Car" style:display-name="Date Car" style:family="text" style:parent-style-name="Default_20_Paragraph_20_Font"/>
    <style:style style:name="Signature_20_électronique_20_Car" style:display-name="Signature électronique Car" style:family="text" style:parent-style-name="Default_20_Paragraph_20_Font"/>
    <style:style style:name="Endnote_20_anchor" style:display-name="End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ba3e31"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Titre_20_5_20_Car" style:display-name="Titre 5 Car" style:family="text" style:parent-style-name="Default_20_Paragraph_20_Font">
      <style:text-properties fo:color="#005e80" style:font-name="Rockwell" fo:font-family="Rockwell"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re_20_6_20_Car" style:display-name="Titre 6 Car" style:family="text" style:parent-style-name="Default_20_Paragraph_20_Font">
      <style:text-properties fo:color="#003f55" style:font-name="Rockwell" fo:font-family="Rockwell"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re_20_7_20_Car" style:display-name="Titre 7 Car" style:family="text" style:parent-style-name="Default_20_Paragraph_20_Font">
      <style:text-properties fo:color="#003f55" style:font-name="Rockwell" fo:font-family="Rockwel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TML_20_Acronym" style:display-name="HTML Acronym" style:family="text" style:parent-style-name="Default_20_Paragraph_20_Font"/>
    <style:style style:name="Adresse_20_HTML_20_Car" style:display-name="Adresse HTML C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Definition" style:display-name="HTML Definition"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size-complex="12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36181" style:text-underline-style="solid" style:text-underline-width="auto" style:text-underline-color="font-color"/>
    </style:style>
    <style:style style:name="Intense_20_Emphasis" style:display-name="Intense Emphasis" style:family="text" style:parent-style-name="Default_20_Paragraph_20_Font">
      <style:text-properties fo:color="#007fab" fo:font-style="italic" style:font-style-asian="italic" style:font-style-complex="italic"/>
    </style:style>
    <style:style style:name="line_20_number" style:display-name="line number" style:family="text" style:parent-style-name="Default_20_Paragraph_20_Font"/>
    <style:style style:name="En-tête_20_de_20_message_20_Car" style:display-name="En-tête de message Car" style:family="text" style:parent-style-name="Default_20_Paragraph_20_Font">
      <style:text-properties style:font-name="Rockwell" fo:font-family="Rockwell" style:font-family-generic="roman" style:font-pitch="variable" fo:font-size="12pt" fo:background-color="#cccccc"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de_20_note_20_Car" style:display-name="Titre de note Car" style:family="text" style:parent-style-name="Default_20_Paragraph_20_Font"/>
    <style:style style:name="page_20_number" style:display-name="page number" style:family="text" style:parent-style-name="Default_20_Paragraph_20_Font"/>
    <style:style style:name="Salutations_20_Car" style:display-name="Salutations Car" style:family="text" style:parent-style-name="Default_20_Paragraph_20_Font"/>
    <style:style style:name="Signature_20_Car" style:display-name="Signature C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ListLabel_20_1" style:display-name="ListLabel 1" style:family="text">
      <style:text-properties fo:color="#007fab" fo:font-size="12pt" style:font-size-asian="12pt"/>
    </style:style>
    <style:style style:name="ListLabel_20_2" style:display-name="ListLabel 2" style:family="text">
      <style:text-properties fo:color="#007fab"/>
    </style:style>
    <style:style style:name="ListLabel_20_3" style:display-name="ListLabel 3" style:family="text">
      <style:text-properties fo:color="#007fab"/>
    </style:style>
    <style:style style:name="ListLabel_20_4" style:display-name="ListLabel 4" style:family="text">
      <style:text-properties fo:color="#007fab" fo:font-size="12pt" style:font-size-asian="12pt"/>
    </style:style>
    <style:style style:name="ListLabel_20_5" style:display-name="ListLabel 5" style:family="text">
      <style:text-properties fo:color="#007fab"/>
    </style:style>
    <style:style style:name="ListLabel_20_6" style:display-name="ListLabel 6" style:family="text">
      <style:text-properties fo:color="#007fab"/>
    </style:style>
    <style:style style:name="ListLabel_20_7" style:display-name="ListLabel 7" style:family="text">
      <style:text-properties fo:color="#007fab" fo:font-size="11pt" fo:font-style="normal" fo:font-weight="normal" style:font-size-asian="11pt" style:font-style-asian="normal" style:font-weight-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3" text:style-name="ListLabel_20_3"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3" text:style-name="ListLabel_20_6"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language-complex="fr" style:country-complex="FR"/>
    </style:style>
    <style:page-layout style:name="Mpm1">
      <style:page-layout-properties fo:page-width="8.2681in" fo:page-height="11.6929in" style:num-format="1" style:print-orientation="portrait" fo:margin-top="0.6299in" fo:margin-bottom="0.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02in" style:dynamic-spacing="true"/>
      </style:footer-style>
    </style:page-layout>
    <style:page-layout style:name="Mpm2">
      <style:page-layout-properties fo:page-width="8.2681in" fo:page-height="11.6929in" style:num-format="1" style:print-orientation="portrait" fo:margin-top="0.6299in" fo:margin-bottom="0.7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id</meta:initial-creator>
    <meta:editing-cycles>35</meta:editing-cycles>
    <meta:creation-date>2020-11-27T08:44:00</meta:creation-date>
    <dc:date>2021-11-29T21:30:57.147752887</dc:date>
    <meta:editing-duration>PT1H46M11S</meta:editing-duration>
    <meta:generator>LibreOffice/6.4.7.2$Linux_X86_64 LibreOffice_project/40$Build-2</meta:generator>
    <meta:document-statistic meta:table-count="1" meta:image-count="0" meta:object-count="0" meta:page-count="1" meta:paragraph-count="35" meta:word-count="209" meta:character-count="1547" meta:non-whitespace-character-count="136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CV équilibré (conception moderne).dotx" xlink:href=""/>
  </office:meta>
</office:document-meta>
</file>